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Kannada1" svg:font-family="'Lohit Kannada'"/>
    <style:font-face style:name="Times New Roman" svg:font-family="'Times New Roman'" style:font-family-generic="swiss"/>
    <style:font-face style:name="Verdana" svg:font-family="Verdana" style:font-family-generic="swiss"/>
    <style:font-face style:name="Courier New" svg:font-family="'Courier New'" style:font-adornments="Regular" style:font-pitch="fixed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1" style:family="table">
      <style:table-properties style:width="17.304cm" fo:margin-left="0cm" fo:margin-top="0cm" fo:margin-bottom="0cm" fo:break-before="auto" fo:break-after="auto" table:align="left" style:writing-mode="lr-tb"/>
    </style:style>
    <style:style style:name="Table21.A" style:family="table-column">
      <style:table-column-properties style:column-width="7.204cm"/>
    </style:style>
    <style:style style:name="Table21.B" style:family="table-column">
      <style:table-column-properties style:column-width="4.182cm"/>
    </style:style>
    <style:style style:name="Table21.C" style:family="table-column">
      <style:table-column-properties style:column-width="3.463cm"/>
    </style:style>
    <style:style style:name="Table21.D" style:family="table-column">
      <style:table-column-properties style:column-width="2.455cm"/>
    </style:style>
    <style:style style:name="Table21.1" style:family="table-row">
      <style:table-row-properties style:min-row-height="2.487cm" fo:keep-together="auto"/>
    </style:style>
    <style:style style:name="Table21.A1" style:family="table-cell">
      <style:table-cell-properties style:vertical-align="bottom" fo:padding-left="0.182cm" fo:padding-right="0.191cm" fo:padding-top="0cm" fo:padding-bottom="0cm" fo:border="0.5pt solid #000000"/>
    </style:style>
    <style:style style:name="Table21.2" style:family="table-row">
      <style:table-row-properties style:min-row-height="0.547cm" fo:keep-together="auto"/>
    </style:style>
    <style:style style:name="Table21.D2" style:family="table-cell">
      <style:table-cell-properties fo:padding-left="0.182cm" fo:padding-right="0.191cm" fo:padding-top="0cm" fo:padding-bottom="0cm" fo:border="0.5pt solid #000000"/>
    </style:style>
    <style:style style:name="Table21.3" style:family="table-row">
      <style:table-row-properties style:min-row-height="0.691cm" fo:keep-together="auto"/>
    </style:style>
    <style:style style:name="Table21.4" style:family="table-row">
      <style:table-row-properties style:min-row-height="0.676cm" fo:keep-together="auto"/>
    </style:style>
    <style:style style:name="Table21.7" style:family="table-row">
      <style:table-row-properties style:min-row-height="1.252cm" fo:keep-together="auto"/>
    </style:style>
    <style:style style:name="Table21.A7" style:family="table-cell">
      <style:table-cell-properties fo:padding-left="0.182cm" fo:padding-right="0.191cm" fo:padding-top="0cm" fo:padding-bottom="0cm" fo:border="0.5pt solid #000000"/>
    </style:style>
    <style:style style:name="Table21.D7" style:family="table-cell">
      <style:table-cell-properties fo:padding-left="0.182cm" fo:padding-right="0.191cm" fo:padding-top="0cm" fo:padding-bottom="0cm" fo:border="0.5pt solid #000000"/>
    </style:style>
    <style:style style:name="Table21.8" style:family="table-row">
      <style:table-row-properties style:min-row-height="3.602cm" fo:keep-together="auto"/>
    </style:style>
    <style:style style:name="Table21.A8" style:family="table-cell">
      <style:table-cell-properties fo:padding-left="0.182cm" fo:padding-right="0.191cm" fo:padding-top="0cm" fo:padding-bottom="0cm" fo:border="0.5pt solid #000000"/>
    </style:style>
    <style:style style:name="Table21.D8" style:family="table-cell">
      <style:table-cell-properties fo:padding-left="0.182cm" fo:padding-right="0.191cm" fo:padding-top="0cm" fo:padding-bottom="0cm" fo:border="0.5pt solid #00000a"/>
    </style:style>
    <style:style style:name="Table21.9" style:family="table-row">
      <style:table-row-properties style:min-row-height="0.808cm" fo:keep-together="auto"/>
    </style:style>
    <style:style style:name="Table21.A9" style:family="table-cell">
      <style:table-cell-properties fo:padding-left="0.182cm" fo:padding-right="0.191cm" fo:padding-top="0cm" fo:padding-bottom="0cm" fo:border="0.5pt solid #00000a"/>
    </style:style>
    <style:style style:name="Table21.10" style:family="table-row">
      <style:table-row-properties style:min-row-height="0.233cm" fo:keep-together="auto"/>
    </style:style>
    <style:style style:name="Table21.A10" style:family="table-cell">
      <style:table-cell-properties fo:padding-left="0.182cm" fo:padding-right="0.191cm" fo:padding-top="0cm" fo:padding-bottom="0cm" fo:border="0.5pt solid #00000a"/>
    </style:style>
    <style:style style:name="Table21.D10" style:family="table-cell">
      <style:table-cell-properties fo:padding-left="0.182cm" fo:padding-right="0.191cm" fo:padding-top="0cm" fo:padding-bottom="0cm" fo:border="0.5pt solid #00000a"/>
    </style:style>
    <style:style style:name="Table21.A11" style:family="table-cell">
      <style:table-cell-properties fo:padding-left="0.182cm" fo:padding-right="0.191cm" fo:padding-top="0cm" fo:padding-bottom="0cm" fo:border="0.5pt solid #00000a"/>
    </style:style>
    <style:style style:name="Table21.12" style:family="table-row">
      <style:table-row-properties style:min-row-height="3.951cm" fo:keep-together="auto"/>
    </style:style>
    <style:style style:name="Table21.A12" style:family="table-cell">
      <style:table-cell-properties fo:padding-left="0.182cm" fo:padding-right="0.191cm" fo:padding-top="0cm" fo:padding-bottom="0cm" fo:border="0.5pt solid #00000a"/>
    </style:style>
    <style:style style:name="Table21.D12" style:family="table-cell">
      <style:table-cell-properties fo:padding-left="0.182cm" fo:padding-right="0.191cm" fo:padding-top="0cm" fo:padding-bottom="0cm" fo:border="0.5pt solid #00000a"/>
    </style:style>
    <style:style style:name="Table21.13" style:family="table-row">
      <style:table-row-properties style:min-row-height="0.776cm" fo:keep-together="auto"/>
    </style:style>
    <style:style style:name="Table21.A13" style:family="table-cell">
      <style:table-cell-properties fo:padding-left="0.182cm" fo:padding-right="0.191cm" fo:padding-top="0cm" fo:padding-bottom="0cm" fo:border="0.5pt solid #00000a"/>
    </style:style>
    <style:style style:name="Table21.14" style:family="table-row">
      <style:table-row-properties style:min-row-height="2.304cm" fo:keep-together="auto"/>
    </style:style>
    <style:style style:name="Table21.A14" style:family="table-cell">
      <style:table-cell-properties fo:padding-left="0.182cm" fo:padding-right="0.191cm" fo:padding-top="0cm" fo:padding-bottom="0cm" fo:border="0.5pt solid #00000a"/>
    </style:style>
    <style:style style:name="Table21.D14" style:family="table-cell">
      <style:table-cell-properties fo:padding-left="0.182cm" fo:padding-right="0.191cm" fo:padding-top="0cm" fo:padding-bottom="0cm" fo:border="0.5pt solid #00000a"/>
    </style:style>
    <style:style style:name="Table21.15" style:family="table-row">
      <style:table-row-properties style:min-row-height="0.942cm" fo:keep-together="auto"/>
    </style:style>
    <style:style style:name="Table21.A15" style:family="table-cell">
      <style:table-cell-properties fo:padding-left="0.182cm" fo:padding-right="0.191cm" fo:padding-top="0cm" fo:padding-bottom="0cm" fo:border="0.5pt solid #00000a"/>
    </style:style>
    <style:style style:name="Table21.16" style:family="table-row">
      <style:table-row-properties style:min-row-height="5.189cm" fo:keep-together="auto"/>
    </style:style>
    <style:style style:name="Table21.A16" style:family="table-cell">
      <style:table-cell-properties fo:padding-left="0.182cm" fo:padding-right="0.191cm" fo:padding-top="0cm" fo:padding-bottom="0cm" fo:border="0.5pt solid #00000a"/>
    </style:style>
    <style:style style:name="Table21.D16" style:family="table-cell">
      <style:table-cell-properties fo:padding-left="0.182cm" fo:padding-right="0.191cm" fo:padding-top="0cm" fo:padding-bottom="0cm" fo:border="0.5pt solid #00000a"/>
    </style:style>
    <style:style style:name="Table21.A17" style:family="table-cell">
      <style:table-cell-properties fo:padding-left="0.182cm" fo:padding-right="0.191cm" fo:padding-top="0cm" fo:padding-bottom="0cm" fo:border="0.5pt solid #00000a"/>
    </style:style>
    <style:style style:name="Table21.A18" style:family="table-cell">
      <style:table-cell-properties fo:padding-left="0.182cm" fo:padding-right="0.191cm" fo:padding-top="0cm" fo:padding-bottom="0cm" fo:border="0.5pt solid #00000a"/>
    </style:style>
    <style:style style:name="Table21.A19" style:family="table-cell">
      <style:table-cell-properties fo:padding-left="0.182cm" fo:padding-right="0.191cm" fo:padding-top="0cm" fo:padding-bottom="0cm" fo:border="0.5pt solid #00000a"/>
    </style:style>
    <style:style style:name="Table21.A20" style:family="table-cell">
      <style:table-cell-properties fo:padding-left="0.182cm" fo:padding-right="0.191cm" fo:padding-top="0cm" fo:padding-bottom="0cm" fo:border="0.5pt solid #00000a"/>
    </style:style>
    <style:style style:name="Table25" style:family="table">
      <style:table-properties style:width="16.891cm" fo:margin-left="0cm" fo:margin-top="0cm" fo:margin-bottom="0cm" fo:break-before="auto" fo:break-after="auto" table:align="left" style:writing-mode="lr-tb"/>
    </style:style>
    <style:style style:name="Table25.A" style:family="table-column">
      <style:table-column-properties style:column-width="6.512cm"/>
    </style:style>
    <style:style style:name="Table25.B" style:family="table-column">
      <style:table-column-properties style:column-width="4.265cm"/>
    </style:style>
    <style:style style:name="Table25.C" style:family="table-column">
      <style:table-column-properties style:column-width="3.522cm"/>
    </style:style>
    <style:style style:name="Table25.D" style:family="table-column">
      <style:table-column-properties style:column-width="2.59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191cm" fo:padding-right="0.191cm" fo:padding-top="0cm" fo:padding-bottom="0cm" fo:border="0.5pt solid #000000"/>
    </style:style>
    <style:style style:name="Table25.2" style:family="table-row">
      <style:table-row-properties style:min-row-height="0.547cm" fo:keep-together="auto"/>
    </style:style>
    <style:style style:name="Table25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le25.3" style:family="table-row">
      <style:table-row-properties style:min-row-height="0.691cm" fo:keep-together="auto"/>
    </style:style>
    <style:style style:name="Table25.4" style:family="table-row">
      <style:table-row-properties style:min-row-height="0.676cm" fo:keep-together="auto"/>
    </style:style>
    <style:style style:name="Table25.7" style:family="table-row">
      <style:table-row-properties style:min-row-height="1.522cm" fo:keep-together="auto"/>
    </style:style>
    <style:style style:name="Table25.8" style:family="table-row">
      <style:table-row-properties style:min-row-height="1.252cm" fo:keep-together="auto"/>
    </style:style>
    <style:style style:name="Table25.11" style:family="table-row">
      <style:table-row-properties style:min-row-height="2.411cm" fo:keep-together="auto"/>
    </style:style>
    <style:style style:name="Table75" style:family="table">
      <style:table-properties style:width="16.889cm" fo:margin-left="0cm" fo:margin-top="0cm" fo:margin-bottom="0cm" fo:break-before="auto" fo:break-after="auto" table:align="left" style:writing-mode="lr-tb"/>
    </style:style>
    <style:style style:name="Table75.A" style:family="table-column">
      <style:table-column-properties style:column-width="6.514cm"/>
    </style:style>
    <style:style style:name="Table75.B" style:family="table-column">
      <style:table-column-properties style:column-width="4.262cm"/>
    </style:style>
    <style:style style:name="Table75.C" style:family="table-column">
      <style:table-column-properties style:column-width="3.526cm"/>
    </style:style>
    <style:style style:name="Table75.D" style:family="table-column">
      <style:table-column-properties style:column-width="2.588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.182cm" fo:padding-right="0.191cm" fo:padding-top="0cm" fo:padding-bottom="0cm" fo:border="0.5pt solid #000000"/>
    </style:style>
    <style:style style:name="Table75.2" style:family="table-row">
      <style:table-row-properties style:min-row-height="0.547cm" fo:keep-together="auto"/>
    </style:style>
    <style:style style:name="Table75.A2" style:family="table-cell">
      <style:table-cell-properties style:vertical-align="bottom" fo:padding-left="0.182cm" fo:padding-right="0.191cm" fo:padding-top="0cm" fo:padding-bottom="0cm" fo:border="0.5pt solid #000000"/>
    </style:style>
    <style:style style:name="Table75.3" style:family="table-row">
      <style:table-row-properties style:min-row-height="0.691cm" fo:keep-together="auto"/>
    </style:style>
    <style:style style:name="Table75.4" style:family="table-row">
      <style:table-row-properties style:min-row-height="0.676cm" fo:keep-together="auto"/>
    </style:style>
    <style:style style:name="Table75.7" style:family="table-row">
      <style:table-row-properties style:min-row-height="0.834cm" fo:keep-together="auto"/>
    </style:style>
    <style:style style:name="Table75.8" style:family="table-row">
      <style:table-row-properties style:min-row-height="6.503cm" fo:keep-together="auto"/>
    </style:style>
    <style:style style:name="Table75.D8" style:family="table-cell">
      <style:table-cell-properties fo:padding-left="0.182cm" fo:padding-right="0.191cm" fo:padding-top="0cm" fo:padding-bottom="0cm" fo:border="0.5pt solid #00000a"/>
    </style:style>
    <style:style style:name="Table75.9" style:family="table-row">
      <style:table-row-properties style:min-row-height="0.788cm" fo:keep-together="auto"/>
    </style:style>
    <style:style style:name="Table75.A9" style:family="table-cell">
      <style:table-cell-properties fo:padding-left="0.182cm" fo:padding-right="0.191cm" fo:padding-top="0cm" fo:padding-bottom="0cm" fo:border="0.5pt solid #00000a"/>
    </style:style>
    <style:style style:name="Table75.10" style:family="table-row">
      <style:table-row-properties style:min-row-height="2.522cm" fo:keep-together="auto"/>
    </style:style>
    <style:style style:name="Table75.A10" style:family="table-cell">
      <style:table-cell-properties fo:padding-left="0.182cm" fo:padding-right="0.191cm" fo:padding-top="0cm" fo:padding-bottom="0cm" fo:border="0.5pt solid #00000a"/>
    </style:style>
    <style:style style:name="Table75.D10" style:family="table-cell">
      <style:table-cell-properties fo:padding-left="0.182cm" fo:padding-right="0.191cm" fo:padding-top="0cm" fo:padding-bottom="0cm" fo:border="0.5pt solid #00000a"/>
    </style:style>
    <style:style style:name="Table75.11" style:family="table-row">
      <style:table-row-properties style:min-row-height="1.252cm" fo:keep-together="auto"/>
    </style:style>
    <style:style style:name="Table75.A11" style:family="table-cell">
      <style:table-cell-properties fo:padding-left="0.182cm" fo:padding-right="0.191cm" fo:padding-top="0cm" fo:padding-bottom="0cm" fo:border="0.5pt solid #00000a"/>
    </style:style>
    <style:style style:name="Table75.12" style:family="table-row">
      <style:table-row-properties style:min-row-height="0.982cm" fo:keep-together="auto"/>
    </style:style>
    <style:style style:name="Table75.A12" style:family="table-cell">
      <style:table-cell-properties fo:padding-left="0.182cm" fo:padding-right="0.191cm" fo:padding-top="0cm" fo:padding-bottom="0cm" fo:border="0.5pt solid #00000a"/>
    </style:style>
    <style:style style:name="Table75.D12" style:family="table-cell">
      <style:table-cell-properties fo:padding-left="0.182cm" fo:padding-right="0.191cm" fo:padding-top="0cm" fo:padding-bottom="0cm" fo:border="0.5pt solid #00000a"/>
    </style:style>
    <style:style style:name="Table75.A13" style:family="table-cell">
      <style:table-cell-properties fo:padding-left="0.182cm" fo:padding-right="0.191cm" fo:padding-top="0cm" fo:padding-bottom="0cm" fo:border="0.5pt solid #00000a"/>
    </style:style>
    <style:style style:name="Table75.A14" style:family="table-cell">
      <style:table-cell-properties fo:padding-left="0.182cm" fo:padding-right="0.191cm" fo:padding-top="0cm" fo:padding-bottom="0cm" fo:border="0.5pt solid #00000a"/>
    </style:style>
    <style:style style:name="Table75.D14" style:family="table-cell">
      <style:table-cell-properties fo:padding-left="0.182cm" fo:padding-right="0.191cm" fo:padding-top="0cm" fo:padding-bottom="0cm" fo:border="0.5pt solid #00000a"/>
    </style:style>
    <style:style style:name="Table75.A15" style:family="table-cell">
      <style:table-cell-properties fo:padding-left="0.182cm" fo:padding-right="0.191cm" fo:padding-top="0cm" fo:padding-bottom="0cm" fo:border="0.5pt solid #00000a"/>
    </style:style>
    <style:style style:name="Table75.16" style:family="table-row">
      <style:table-row-properties style:min-row-height="1.729cm" fo:keep-together="auto"/>
    </style:style>
    <style:style style:name="Table75.A16" style:family="table-cell">
      <style:table-cell-properties fo:padding-left="0.182cm" fo:padding-right="0.191cm" fo:padding-top="0cm" fo:padding-bottom="0cm" fo:border="0.5pt solid #00000a"/>
    </style:style>
    <style:style style:name="Table75.D16" style:family="table-cell">
      <style:table-cell-properties fo:padding-left="0.182cm" fo:padding-right="0.191cm" fo:padding-top="0cm" fo:padding-bottom="0cm" fo:border="0.5pt solid #00000a"/>
    </style:style>
    <style:style style:name="Table75.A17" style:family="table-cell">
      <style:table-cell-properties fo:padding-left="0.182cm" fo:padding-right="0.191cm" fo:padding-top="0cm" fo:padding-bottom="0cm" fo:border="0.5pt solid #00000a"/>
    </style:style>
    <style:style style:name="Table75.A18" style:family="table-cell">
      <style:table-cell-properties fo:padding-left="0.182cm" fo:padding-right="0.191cm" fo:padding-top="0cm" fo:padding-bottom="0cm" fo:border="0.5pt solid #00000a"/>
    </style:style>
    <style:style style:name="Table75.19" style:family="table-row">
      <style:table-row-properties style:min-row-height="0.123cm" fo:keep-together="auto"/>
    </style:style>
    <style:style style:name="Table75.A19" style:family="table-cell">
      <style:table-cell-properties fo:padding-left="0.182cm" fo:padding-right="0.191cm" fo:padding-top="0cm" fo:padding-bottom="0cm" fo:border="0.5pt solid #00000a"/>
    </style:style>
    <style:style style:name="Table75.A20" style:family="table-cell">
      <style:table-cell-properties fo:padding-left="0.182cm" fo:padding-right="0.191cm" fo:padding-top="0cm" fo:padding-bottom="0cm" fo:border="0.5pt solid #00000a"/>
    </style:style>
    <style:style style:name="P1" style:family="paragraph" style:parent-style-name="Standard">
      <style:text-properties officeooo:paragraph-rsid="001e71e2"/>
    </style:style>
    <style:style style:name="P2" style:family="paragraph" style:parent-style-name="Standard">
      <style:paragraph-properties fo:margin-top="0cm" fo:margin-bottom="0cm" loext:contextual-spacing="false" fo:line-height="125%" fo:text-align="justify" style:justify-single-word="false"/>
      <style:text-properties officeooo:paragraph-rsid="001e37ba"/>
    </style:style>
    <style:style style:name="P3" style:family="paragraph" style:parent-style-name="Standard">
      <style:paragraph-properties fo:margin-top="0cm" fo:margin-bottom="0cm" loext:contextual-spacing="false" fo:line-height="125%" fo:text-align="justify" style:justify-single-word="false"/>
      <style:text-properties officeooo:paragraph-rsid="001e71e2"/>
    </style:style>
    <style:style style:name="P4" style:family="paragraph" style:parent-style-name="Standard">
      <style:paragraph-properties fo:margin-top="0cm" fo:margin-bottom="0cm" loext:contextual-spacing="false" fo:line-height="125%"/>
      <style:text-properties officeooo:paragraph-rsid="001e71e2"/>
    </style:style>
    <style:style style:name="P5" style:family="paragraph" style:parent-style-name="Standard">
      <style:paragraph-properties fo:margin-top="0cm" fo:margin-bottom="0cm" loext:contextual-spacing="false" fo:line-height="125%"/>
      <style:text-properties style:font-name="Times New Roman" fo:font-size="12pt" officeooo:paragraph-rsid="001e71e2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25%" fo:text-align="justify" style:justify-single-word="false"/>
      <style:text-properties style:font-name="Times New Roman" fo:font-size="12pt" fo:font-weight="bold" officeooo:paragraph-rsid="001e37ba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25%" fo:text-align="center" style:justify-single-word="false"/>
      <style:text-properties style:font-name="Times New Roman" fo:font-size="12pt" fo:font-weight="bold" officeooo:paragraph-rsid="001e37ba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25%" fo:text-align="center" style:justify-single-word="false"/>
      <style:text-properties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25%"/>
      <style:text-properties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25%" fo:text-align="justify" style:justify-single-word="false"/>
      <style:text-properties style:font-name="Times New Roman" fo:font-size="12pt" fo:font-weight="bold" officeooo:paragraph-rsid="001e37ba" style:font-name-asian="Times New Roman1" style:font-size-asian="12pt" style:font-weight-asian="bold" style:font-name-complex="Times New Roman1" style:font-size-complex="12pt" style:font-weight-complex="bold" style:text-scale="99%"/>
    </style:style>
    <style:style style:name="P11" style:family="paragraph" style:parent-style-name="Standard">
      <style:paragraph-properties fo:margin-top="0cm" fo:margin-bottom="0cm" loext:contextual-spacing="false" fo:line-height="125%" fo:text-align="center" style:justify-single-word="false"/>
      <style:text-properties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 style:text-scale="99%"/>
    </style:style>
    <style:style style:name="P12" style:family="paragraph" style:parent-style-name="Standard">
      <style:paragraph-properties fo:margin-top="0cm" fo:margin-bottom="0cm" loext:contextual-spacing="false" fo:line-height="125%"/>
      <style:text-properties style:font-name="Times New Roman" fo:font-size="12pt" fo:font-weight="bold" officeooo:paragraph-rsid="001e71e2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25%" fo:text-align="justify" style:justify-single-word="false"/>
      <style:text-properties style:font-name="Times New Roman" fo:font-size="12pt" fo:font-weight="bold" officeooo:paragraph-rsid="001e37ba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25%" fo:text-align="justify" style:justify-single-word="false"/>
      <style:text-properties style:font-name="Times New Roman" fo:font-size="12pt" officeooo:paragraph-rsid="001e37ba" style:font-name-asian="Times New Roman1" style:font-size-asian="12pt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25%" fo:text-align="justify" style:justify-single-word="false"/>
      <style:text-properties fo:color="#0d0d0d" style:font-name="Times New Roman" fo:font-size="12pt" officeooo:paragraph-rsid="001e71e2" style:font-name-asian="Calibri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25%"/>
      <style:text-properties fo:color="#0d0d0d" style:font-name="Times New Roman" fo:font-size="12pt" officeooo:paragraph-rsid="001e71e2" style:font-name-asian="Calibri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25%"/>
      <style:text-properties fo:color="#0d0d0d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25%" fo:text-align="center" style:justify-single-word="false"/>
      <style:text-properties fo:color="#0d0d0d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25%" fo:text-align="center" style:justify-single-word="false"/>
      <style:text-properties fo:color="#0d0d0d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 style:text-scale="99%"/>
    </style:style>
    <style:style style:name="P20" style:family="paragraph" style:parent-style-name="Standard">
      <style:paragraph-properties fo:margin-top="0cm" fo:margin-bottom="0cm" loext:contextual-spacing="false" fo:line-height="125%" fo:text-align="justify" style:justify-single-word="false"/>
      <style:text-properties fo:color="#0d0d0d" style:font-name="Times New Roman" fo:font-size="12pt" fo:font-weight="bold" officeooo:paragraph-rsid="001e71e2" style:font-name-asian="Calibri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25%"/>
      <style:text-properties fo:color="#0d0d0d" style:font-name="Times New Roman" fo:font-size="12pt" fo:font-weight="bold" officeooo:paragraph-rsid="001e71e2" style:font-name-asian="Calibri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 fo:line-height="125%"/>
      <style:text-properties fo:color="#0d0d0d" style:font-name="Times New Roman" fo:font-size="12pt" officeooo:paragraph-rsid="001e71e2" style:font-name-asian="Times New Roman1" style:font-size-asian="12pt" style:font-name-complex="Times New Roman1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25%"/>
      <style:text-properties fo:color="#000000" style:font-name="Times New Roman" fo:font-size="12pt" fo:font-weight="bold" officeooo:paragraph-rsid="001e71e2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25%"/>
      <style:text-properties fo:color="#000000" style:font-name="Times New Roman" fo:font-size="12pt" officeooo:paragraph-rsid="001e71e2" style:font-size-asian="12pt" style:font-name-complex="Times New Roman1" style:font-size-complex="12pt"/>
    </style:style>
    <style:style style:name="P25" style:family="paragraph" style:parent-style-name="Standard">
      <style:paragraph-properties fo:margin-left="0.176cm" fo:margin-right="0cm" fo:margin-top="0cm" fo:margin-bottom="0cm" loext:contextual-spacing="false" fo:line-height="125%" fo:text-align="justify" style:justify-single-word="false" fo:text-indent="0cm" style:auto-text-indent="false"/>
      <style:text-properties officeooo:paragraph-rsid="001e37ba"/>
    </style:style>
    <style:style style:name="P26" style:family="paragraph" style:parent-style-name="Standard">
      <style:paragraph-properties fo:margin-left="0.176cm" fo:margin-right="0cm" fo:margin-top="0cm" fo:margin-bottom="0cm" loext:contextual-spacing="false" fo:line-height="125%" fo:text-align="justify" style:justify-single-word="false" fo:text-indent="0cm" style:auto-text-indent="false"/>
      <style:text-properties officeooo:paragraph-rsid="001e71e2"/>
    </style:style>
    <style:style style:name="P27" style:family="paragraph" style:parent-style-name="Standard">
      <style:paragraph-properties fo:margin-left="0.176cm" fo:margin-right="0cm" fo:margin-top="0cm" fo:margin-bottom="0cm" loext:contextual-spacing="false" fo:line-height="125%" fo:text-indent="0cm" style:auto-text-indent="false"/>
      <style:text-properties fo:color="#0d0d0d" style:font-name="Times New Roman" fo:font-size="12pt" fo:font-weight="bold" officeooo:paragraph-rsid="001e71e2" style:font-name-asian="Calibri" style:font-size-asian="12pt" style:font-weight-asian="bold" style:font-name-complex="Times New Roman1" style:font-size-complex="12pt"/>
    </style:style>
    <style:style style:name="P28" style:family="paragraph" style:parent-style-name="Standard">
      <style:paragraph-properties fo:margin-left="0.176cm" fo:margin-right="0cm" fo:margin-top="0cm" fo:margin-bottom="0cm" loext:contextual-spacing="false" fo:line-height="125%" fo:text-indent="0cm" style:auto-text-indent="false"/>
      <style:text-properties fo:color="#0d0d0d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left="0.176cm" fo:margin-right="0cm" fo:margin-top="0cm" fo:margin-bottom="0cm" loext:contextual-spacing="false" fo:line-height="125%" fo:text-indent="0cm" style:auto-text-indent="false"/>
      <style:text-properties fo:color="#0d0d0d" style:font-name="Times New Roman" fo:font-size="12pt" officeooo:paragraph-rsid="001e71e2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176cm" fo:margin-right="0cm" fo:margin-top="0cm" fo:margin-bottom="0cm" loext:contextual-spacing="false" fo:line-height="125%" fo:text-align="justify" style:justify-single-word="false" fo:text-indent="0cm" style:auto-text-indent="false"/>
      <style:text-properties style:font-name="Times New Roman" fo:font-size="12pt" fo:font-weight="bold" officeooo:paragraph-rsid="001e37ba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left="0.176cm" fo:margin-right="0cm" fo:margin-top="0cm" fo:margin-bottom="0cm" loext:contextual-spacing="false" fo:line-height="125%" fo:text-indent="0cm" style:auto-text-indent="false"/>
      <style:text-properties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left="0.176cm" fo:margin-right="0cm" fo:margin-top="0cm" fo:margin-bottom="0cm" loext:contextual-spacing="false" fo:line-height="125%" fo:text-align="justify" style:justify-single-word="false" fo:text-indent="0cm" style:auto-text-indent="false"/>
      <style:text-properties style:font-name="Times New Roman" fo:font-size="12pt" officeooo:paragraph-rsid="001e37ba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left="0cm" fo:margin-right="1.91cm" fo:margin-top="0cm" fo:margin-bottom="0cm" loext:contextual-spacing="false" fo:line-height="125%" fo:text-align="end" style:justify-single-word="false" fo:text-indent="0cm" style:auto-text-indent="false"/>
      <style:text-properties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left="0cm" fo:margin-right="1.91cm" fo:margin-top="0cm" fo:margin-bottom="0cm" loext:contextual-spacing="false" fo:line-height="125%" fo:text-indent="0cm" style:auto-text-indent="false"/>
      <style:text-properties fo:color="#0d0d0d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List_20_Paragraph">
      <style:paragraph-properties fo:margin-top="0cm" fo:margin-bottom="0cm" loext:contextual-spacing="true" fo:line-height="125%" fo:text-align="justify" style:justify-single-word="false"/>
      <style:text-properties fo:color="#000000" fo:font-size="12pt" officeooo:paragraph-rsid="001e71e2" style:font-size-asian="12pt" style:font-size-complex="12pt"/>
    </style:style>
    <style:style style:name="P36" style:family="paragraph" style:parent-style-name="List_20_Paragraph">
      <style:paragraph-properties fo:margin-top="0cm" fo:margin-bottom="0cm" loext:contextual-spacing="true" fo:line-height="125%"/>
      <style:text-properties fo:font-size="12pt" officeooo:paragraph-rsid="001e71e2" style:font-size-asian="12pt" style:font-size-complex="12pt"/>
    </style:style>
    <style:style style:name="P37" style:family="paragraph" style:parent-style-name="List_20_Paragraph">
      <style:paragraph-properties fo:margin-top="0cm" fo:margin-bottom="0cm" loext:contextual-spacing="true" fo:line-height="125%"/>
      <style:text-properties fo:font-size="12pt" fo:font-weight="bold" officeooo:paragraph-rsid="001e71e2" style:font-name-asian="Calibri" style:font-size-asian="12pt" style:font-weight-asian="bold" style:font-size-complex="12pt"/>
    </style:style>
    <style:style style:name="P38" style:family="paragraph" style:parent-style-name="Standard">
      <style:paragraph-properties fo:margin-left="0cm" fo:margin-right="0.035cm" fo:margin-top="0cm" fo:margin-bottom="0cm" loext:contextual-spacing="false" fo:line-height="125%" fo:text-align="center" style:justify-single-word="false" fo:text-indent="0cm" style:auto-text-indent="false"/>
      <style:text-properties style:font-name="Times New Roman" fo:font-size="12pt" fo:font-weight="bold" officeooo:paragraph-rsid="001e37ba" style:font-name-asian="Times New Roman1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margin-left="0cm" fo:margin-right="0.035cm" fo:margin-top="0cm" fo:margin-bottom="0cm" loext:contextual-spacing="false" fo:line-height="125%" fo:text-align="center" style:justify-single-word="false" fo:text-indent="0cm" style:auto-text-indent="false"/>
      <style:text-properties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left="0cm" fo:margin-right="0.035cm" fo:margin-top="0cm" fo:margin-bottom="0cm" loext:contextual-spacing="false" fo:line-height="125%" fo:text-align="center" style:justify-single-word="false" fo:text-indent="0cm" style:auto-text-indent="false"/>
      <style:text-properties fo:color="#0d0d0d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margin-left="0cm" fo:margin-right="0.035cm" fo:margin-top="0cm" fo:margin-bottom="0cm" loext:contextual-spacing="false" fo:line-height="125%" fo:text-align="center" style:justify-single-word="false" fo:text-indent="0cm" style:auto-text-indent="false"/>
      <style:text-properties fo:color="#000000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left="0cm" fo:margin-right="-0.159cm" fo:margin-top="0cm" fo:margin-bottom="0cm" loext:contextual-spacing="false" fo:line-height="125%" fo:text-align="justify" style:justify-single-word="false" fo:text-indent="0cm" style:auto-text-indent="false"/>
      <style:text-properties style:font-name="Times New Roman" fo:font-size="12pt" fo:font-weight="bold" officeooo:paragraph-rsid="001e37ba" style:font-name-asian="Times New Roman1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0cm" fo:margin-right="-0.159cm" fo:margin-top="0cm" fo:margin-bottom="0cm" loext:contextual-spacing="false" fo:line-height="125%" fo:text-align="justify" style:justify-single-word="false" fo:text-indent="0cm" style:auto-text-indent="false">
        <style:tab-stops>
          <style:tab-stop style:position="2.208cm"/>
        </style:tab-stops>
      </style:paragraph-properties>
      <style:text-properties style:font-name="Times New Roman" fo:font-size="12pt" fo:font-weight="bold" officeooo:paragraph-rsid="001e37ba" style:font-name-asian="Times New Roman1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left="0cm" fo:margin-right="-0.159cm" fo:margin-top="0cm" fo:margin-bottom="0cm" loext:contextual-spacing="false" fo:line-height="125%" fo:text-align="center" style:justify-single-word="false" fo:text-indent="0cm" style:auto-text-indent="false"/>
      <style:text-properties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margin-left="0cm" fo:margin-right="-0.159cm" fo:margin-top="0cm" fo:margin-bottom="0cm" loext:contextual-spacing="false" fo:line-height="125%" fo:text-align="center" style:justify-single-word="false" fo:text-indent="0cm" style:auto-text-indent="false">
        <style:tab-stops>
          <style:tab-stop style:position="2.208cm"/>
        </style:tab-stops>
      </style:paragraph-properties>
      <style:text-properties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margin-left="0cm" fo:margin-right="-0.159cm" fo:margin-top="0cm" fo:margin-bottom="0cm" loext:contextual-spacing="false" fo:line-height="125%" fo:text-align="center" style:justify-single-word="false" fo:text-indent="0cm" style:auto-text-indent="false"/>
      <style:text-properties fo:color="#0d0d0d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47" style:family="paragraph" style:parent-style-name="Standard">
      <style:paragraph-properties fo:margin-left="0cm" fo:margin-right="-0.159cm" fo:margin-top="0cm" fo:margin-bottom="0cm" loext:contextual-spacing="false" fo:line-height="125%" fo:text-align="center" style:justify-single-word="false" fo:text-indent="0cm" style:auto-text-indent="false">
        <style:tab-stops>
          <style:tab-stop style:position="2.208cm"/>
        </style:tab-stops>
      </style:paragraph-properties>
      <style:text-properties fo:color="#0d0d0d" style:font-name="Times New Roman" fo:font-size="12pt" fo:font-weight="bold" officeooo:paragraph-rsid="001e71e2" style:font-name-asian="Times New Roman1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style:paragraph-properties fo:margin-left="-0.074cm" fo:margin-right="0cm" fo:margin-top="0cm" fo:margin-bottom="0cm" loext:contextual-spacing="false" fo:line-height="125%" fo:text-align="justify" style:justify-single-word="false" fo:text-indent="0cm" style:auto-text-indent="false"/>
      <style:text-properties style:font-name="Times New Roman" fo:font-size="12pt" fo:font-weight="bold" officeooo:paragraph-rsid="001e37ba" style:font-name-asian="Times New Roman1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margin-left="-0.203cm" fo:margin-right="0cm" fo:margin-top="0cm" fo:margin-bottom="0cm" loext:contextual-spacing="false" fo:line-height="125%" fo:text-align="justify" style:justify-single-word="false" fo:text-indent="0cm" style:auto-text-indent="false"/>
      <style:text-properties style:font-name="Times New Roman" fo:font-size="12pt" officeooo:paragraph-rsid="001e37ba" style:font-name-asian="Times New Roman1" style:font-size-asian="12pt" style:font-name-complex="Times New Roman1" style:font-size-complex="12pt" style:font-weight-complex="bold"/>
    </style:style>
    <style:style style:name="P50" style:family="paragraph" style:parent-style-name="Standard">
      <style:paragraph-properties fo:margin-left="0.127cm" fo:margin-right="0cm" fo:margin-top="0cm" fo:margin-bottom="0cm" loext:contextual-spacing="false" fo:line-height="125%" fo:text-align="justify" style:justify-single-word="false" fo:text-indent="-0.476cm" style:auto-text-indent="false"/>
      <style:text-properties style:font-name="Times New Roman" fo:font-size="12pt" officeooo:paragraph-rsid="001e37ba" style:font-name-asian="Times New Roman1" style:font-size-asian="12pt" style:font-name-complex="Times New Roman1" style:font-size-complex="12pt" style:font-weight-complex="bold"/>
    </style:style>
    <style:style style:name="P51" style:family="paragraph" style:parent-style-name="List_20_Paragraph">
      <style:paragraph-properties fo:margin-left="1cm" fo:margin-right="0cm" fo:margin-top="0cm" fo:margin-bottom="0cm" loext:contextual-spacing="true" fo:line-height="125%" fo:text-indent="0cm" style:auto-text-indent="false"/>
      <style:text-properties fo:color="#000000" fo:font-size="12pt" officeooo:paragraph-rsid="001e71e2" style:font-size-asian="12pt" style:font-size-complex="12pt"/>
    </style:style>
    <style:style style:name="P52" style:family="paragraph" style:parent-style-name="List_20_Paragraph" style:list-style-name="WWNum55">
      <style:paragraph-properties fo:margin-left="1cm" fo:margin-right="0.212cm" fo:margin-top="0cm" fo:margin-bottom="0cm" loext:contextual-spacing="true" fo:line-height="125%" fo:text-align="justify" style:justify-single-word="false" fo:text-indent="-0.499cm" style:auto-text-indent="false"/>
      <style:text-properties fo:font-size="12pt" officeooo:paragraph-rsid="001e37ba" style:font-name-asian="Times New Roman1" style:font-size-asian="12pt" style:font-size-complex="12pt"/>
    </style:style>
    <style:style style:name="P53" style:family="paragraph" style:parent-style-name="List_20_Paragraph" style:list-style-name="WWNum55">
      <style:paragraph-properties fo:margin-left="1cm" fo:margin-right="0cm" fo:margin-top="0cm" fo:margin-bottom="0cm" loext:contextual-spacing="true" fo:line-height="125%" fo:text-align="justify" style:justify-single-word="false" fo:text-indent="-0.499cm" style:auto-text-indent="false"/>
      <style:text-properties fo:font-size="12pt" officeooo:paragraph-rsid="001e37ba" style:font-name-asian="Times New Roman1" style:font-size-asian="12pt" style:font-size-complex="12pt"/>
    </style:style>
    <style:style style:name="P54" style:family="paragraph" style:parent-style-name="List_20_Paragraph" style:list-style-name="WWNum13">
      <style:paragraph-properties fo:margin-left="1cm" fo:margin-right="0cm" fo:margin-top="0cm" fo:margin-bottom="0cm" loext:contextual-spacing="true" fo:line-height="125%" fo:text-indent="-0.499cm" style:auto-text-indent="false"/>
      <style:text-properties fo:font-size="12pt" officeooo:paragraph-rsid="001e71e2" style:font-name-asian="Times New Roman1" style:font-size-asian="12pt" style:font-size-complex="12pt" style:font-weight-complex="bold"/>
    </style:style>
    <style:style style:name="P55" style:family="paragraph" style:parent-style-name="List_20_Paragraph" style:list-style-name="WWNum216">
      <style:paragraph-properties fo:margin-left="1cm" fo:margin-right="0cm" fo:margin-top="0cm" fo:margin-bottom="0cm" loext:contextual-spacing="true" fo:line-height="125%" fo:text-indent="-0.499cm" style:auto-text-indent="false"/>
      <style:text-properties fo:font-size="12pt" officeooo:paragraph-rsid="001e71e2" style:font-name-asian="Times New Roman1" style:font-size-asian="12pt" style:font-size-complex="12pt" style:font-weight-complex="bold"/>
    </style:style>
    <style:style style:name="P56" style:family="paragraph" style:parent-style-name="List_20_Paragraph" style:list-style-name="WWNum230">
      <style:paragraph-properties fo:margin-left="1cm" fo:margin-right="0cm" fo:margin-top="0cm" fo:margin-bottom="0cm" loext:contextual-spacing="true" fo:line-height="125%" fo:text-indent="-0.499cm" style:auto-text-indent="false"/>
      <style:text-properties fo:font-size="12pt" officeooo:paragraph-rsid="001e71e2" style:font-size-asian="12pt" style:font-size-complex="12pt"/>
    </style:style>
    <style:style style:name="P57" style:family="paragraph" style:parent-style-name="List_20_Paragraph" style:list-style-name="WWNum217">
      <style:paragraph-properties fo:margin-left="1cm" fo:margin-right="0cm" fo:margin-top="0cm" fo:margin-bottom="0cm" loext:contextual-spacing="true" fo:line-height="125%" fo:text-indent="-0.499cm" style:auto-text-indent="false"/>
      <style:text-properties fo:font-size="12pt" officeooo:paragraph-rsid="001e71e2" style:font-name-asian="Calibri" style:font-size-asian="12pt" style:font-size-complex="12pt"/>
    </style:style>
    <style:style style:name="P58" style:family="paragraph" style:parent-style-name="List_20_Paragraph" style:list-style-name="WWNum13">
      <style:paragraph-properties fo:margin-left="1cm" fo:margin-right="0cm" fo:margin-top="0cm" fo:margin-bottom="0cm" loext:contextual-spacing="true" fo:line-height="125%" fo:text-indent="-0.499cm" style:auto-text-indent="false"/>
      <style:text-properties fo:color="#2f2f2f" fo:font-size="12pt" officeooo:paragraph-rsid="001e71e2" style:font-name-asian="Calibri" style:font-size-asian="12pt" style:font-size-complex="12pt"/>
    </style:style>
    <style:style style:name="P59" style:family="paragraph" style:parent-style-name="List_20_Paragraph" style:list-style-name="WWNum230">
      <style:paragraph-properties fo:margin-left="1cm" fo:margin-right="0cm" fo:margin-top="0cm" fo:margin-bottom="0cm" loext:contextual-spacing="true" fo:line-height="125%" fo:text-indent="-0.499cm" style:auto-text-indent="false"/>
      <style:text-properties fo:color="#000000" fo:font-size="12pt" officeooo:paragraph-rsid="001e71e2" style:font-size-asian="12pt" style:font-size-complex="12pt"/>
    </style:style>
    <style:style style:name="P60" style:family="paragraph" style:parent-style-name="List_20_Paragraph" style:list-style-name="WWNum231">
      <style:paragraph-properties fo:margin-left="1cm" fo:margin-right="0cm" fo:margin-top="0cm" fo:margin-bottom="0cm" loext:contextual-spacing="true" fo:line-height="125%" fo:text-align="justify" style:justify-single-word="false" fo:text-indent="-0.499cm" style:auto-text-indent="false"/>
      <style:text-properties fo:color="#000000" fo:font-size="12pt" officeooo:paragraph-rsid="001e71e2" style:font-size-asian="12pt" style:font-size-complex="12pt"/>
    </style:style>
    <style:style style:name="P61" style:family="paragraph" style:parent-style-name="List_20_Paragraph" style:list-style-name="WWNum230">
      <style:paragraph-properties fo:margin-left="1cm" fo:margin-right="0cm" fo:margin-top="0cm" fo:margin-bottom="0cm" loext:contextual-spacing="true" fo:line-height="125%" fo:text-indent="-0.499cm" style:auto-text-indent="false"/>
      <style:text-properties officeooo:paragraph-rsid="001e71e2"/>
    </style:style>
    <style:style style:name="P62" style:family="paragraph" style:parent-style-name="List_20_Paragraph" style:list-style-name="WWNum82">
      <style:paragraph-properties fo:margin-top="0cm" fo:margin-bottom="0cm" loext:contextual-spacing="true" fo:line-height="125%" fo:text-align="justify" style:justify-single-word="false">
        <style:tab-stops>
          <style:tab-stop style:position="1.411cm"/>
        </style:tab-stops>
      </style:paragraph-properties>
      <style:text-properties fo:font-size="12pt" officeooo:paragraph-rsid="001e37ba" style:font-name-asian="Times New Roman1" style:font-size-asian="12pt" style:font-size-complex="12pt"/>
    </style:style>
    <style:style style:name="P63" style:family="paragraph" style:parent-style-name="List_20_Paragraph" style:list-style-name="WWNum82">
      <style:paragraph-properties fo:margin-top="0cm" fo:margin-bottom="0cm" loext:contextual-spacing="true" fo:line-height="125%" fo:text-align="justify" style:justify-single-word="false"/>
      <style:text-properties fo:font-size="12pt" officeooo:paragraph-rsid="001e37ba" style:font-name-asian="Times New Roman1" style:font-size-asian="12pt" style:font-size-complex="12pt"/>
    </style:style>
    <style:style style:name="P64" style:family="paragraph" style:parent-style-name="List_20_Paragraph" style:list-style-name="WWNum82">
      <style:paragraph-properties fo:margin-left="2.251cm" fo:margin-right="0cm" fo:margin-top="0cm" fo:margin-bottom="0cm" loext:contextual-spacing="true" fo:line-height="125%" fo:text-align="justify" style:justify-single-word="false" fo:text-indent="-0.318cm" style:auto-text-indent="false">
        <style:tab-stops>
          <style:tab-stop style:position="2.646cm"/>
        </style:tab-stops>
      </style:paragraph-properties>
      <style:text-properties fo:font-size="12pt" officeooo:paragraph-rsid="001e37ba" style:font-name-asian="Times New Roman1" style:font-size-asian="12pt" style:font-size-complex="12pt"/>
    </style:style>
    <style:style style:name="P65" style:family="paragraph" style:parent-style-name="List_20_Paragraph" style:list-style-name="WWNum163">
      <style:paragraph-properties fo:margin-left="0.603cm" fo:margin-right="0cm" fo:margin-top="0cm" fo:margin-bottom="0cm" loext:contextual-spacing="true" fo:line-height="125%" fo:text-indent="0cm" style:auto-text-indent="false">
        <style:tab-stops>
          <style:tab-stop style:position="1.411cm"/>
        </style:tab-stops>
      </style:paragraph-properties>
      <style:text-properties fo:color="#0d0d0d" fo:font-size="12pt" officeooo:paragraph-rsid="001e71e2" style:font-name-asian="Symbol1" style:font-size-asian="12pt" style:font-size-complex="12pt"/>
    </style:style>
    <style:style style:name="P66" style:family="paragraph" style:parent-style-name="List_20_Paragraph" style:list-style-name="WWNum163">
      <style:paragraph-properties fo:margin-left="0.603cm" fo:margin-right="0cm" fo:margin-top="0cm" fo:margin-bottom="0cm" loext:contextual-spacing="true" fo:line-height="125%" fo:text-indent="0cm" style:auto-text-indent="false">
        <style:tab-stops>
          <style:tab-stop style:position="1.411cm"/>
        </style:tab-stops>
      </style:paragraph-properties>
      <style:text-properties fo:color="#0d0d0d" fo:font-size="12pt" officeooo:paragraph-rsid="001e71e2" style:font-name-asian="Times New Roman1" style:font-size-asian="12pt" style:font-size-complex="12pt"/>
    </style:style>
    <style:style style:name="P67" style:family="paragraph" style:parent-style-name="Reference_20_Text" style:list-style-name="WWNum218">
      <style:paragraph-properties fo:margin-left="1cm" fo:margin-right="0cm" fo:margin-top="0cm" fo:margin-bottom="0.282cm" loext:contextual-spacing="false" fo:line-height="125%" fo:text-indent="-0.499cm" style:auto-text-indent="false">
        <style:tab-stops/>
      </style:paragraph-properties>
      <style:text-properties officeooo:paragraph-rsid="001e71e2"/>
    </style:style>
    <style:style style:name="P68" style:family="paragraph" style:parent-style-name="Standard">
      <style:text-properties officeooo:rsid="00209235" officeooo:paragraph-rsid="00209235"/>
    </style:style>
    <style:style style:name="P69" style:family="paragraph" style:parent-style-name="Standard" style:list-style-name="WWNum26">
      <style:paragraph-properties fo:margin-left="1cm" fo:margin-right="0.811cm" fo:margin-top="0cm" fo:margin-bottom="0cm" loext:contextual-spacing="false" fo:line-height="125%" fo:text-align="justify" style:justify-single-word="false" fo:text-indent="-0.499cm" style:auto-text-indent="false"/>
      <style:text-properties officeooo:paragraph-rsid="001e37ba"/>
    </style:style>
    <style:style style:name="P70" style:family="paragraph" style:parent-style-name="Standard" style:list-style-name="WWNum26">
      <loext:graphic-properties draw:fill="none"/>
      <style:paragraph-properties fo:margin-left="0.801cm" fo:margin-right="0cm" fo:margin-top="0cm" fo:margin-bottom="0cm" loext:contextual-spacing="false" fo:line-height="125%" fo:text-align="justify" style:justify-single-word="false" fo:text-indent="-0.499cm" style:auto-text-indent="false" fo:background-color="transparent">
        <style:tab-stops>
          <style:tab-stop style:position="-0.503cm"/>
        </style:tab-stops>
      </style:paragraph-properties>
      <style:text-properties officeooo:paragraph-rsid="001e37ba"/>
    </style:style>
    <style:style style:name="P71" style:family="paragraph" style:parent-style-name="Standard" style:list-style-name="WWNum27">
      <style:paragraph-properties fo:margin-left="1cm" fo:margin-right="0cm" fo:margin-top="0cm" fo:margin-bottom="0cm" loext:contextual-spacing="false" fo:line-height="125%" fo:text-align="justify" style:justify-single-word="false" fo:text-indent="-0.499cm" style:auto-text-indent="false"/>
      <style:text-properties officeooo:paragraph-rsid="001e37ba"/>
    </style:style>
    <style:style style:name="P72" style:family="paragraph" style:parent-style-name="Standard" style:list-style-name="WWNum161">
      <style:paragraph-properties fo:margin-top="0cm" fo:margin-bottom="0cm" loext:contextual-spacing="false" fo:line-height="125%" fo:text-align="justify" style:justify-single-word="false">
        <style:tab-stops>
          <style:tab-stop style:position="1.552cm"/>
        </style:tab-stops>
      </style:paragraph-properties>
      <style:text-properties fo:color="#0d0d0d" style:font-name="Times New Roman" fo:font-size="12pt" officeooo:paragraph-rsid="001e71e2" style:font-name-asian="Symbol1" style:font-size-asian="12pt" style:font-name-complex="Times New Roman1" style:font-size-complex="12pt"/>
    </style:style>
    <style:style style:name="P73" style:family="paragraph" style:parent-style-name="Standard" style:list-style-name="WWNum161">
      <style:paragraph-properties fo:margin-top="0cm" fo:margin-bottom="0cm" loext:contextual-spacing="false" fo:line-height="125%" fo:text-align="justify" style:justify-single-word="false">
        <style:tab-stops>
          <style:tab-stop style:position="1.552cm"/>
        </style:tab-stops>
      </style:paragraph-properties>
      <style:text-properties fo:color="#0d0d0d" style:font-name="Times New Roman" fo:font-size="12pt" officeooo:paragraph-rsid="001e71e2" style:font-name-asian="Calibri" style:font-size-asian="12pt" style:font-name-complex="Times New Roman1" style:font-size-complex="12pt"/>
    </style:style>
    <style:style style:name="P74" style:family="paragraph" style:parent-style-name="Standard" style:list-style-name="WWNum160">
      <style:paragraph-properties fo:margin-top="0cm" fo:margin-bottom="0cm" loext:contextual-spacing="false" fo:line-height="125%" fo:text-align="justify" style:justify-single-word="false" fo:hyphenation-ladder-count="no-limit"/>
      <style:text-properties officeooo:paragraph-rsid="001e71e2" fo:hyphenate="false" fo:hyphenation-remain-char-count="2" fo:hyphenation-push-char-count="2" loext:hyphenation-no-caps="false"/>
    </style:style>
    <style:style style:name="P75" style:family="paragraph" style:parent-style-name="Standard" style:list-style-name="WWNum161">
      <style:paragraph-properties fo:margin-left="1.27cm" fo:margin-right="0.212cm" fo:margin-top="0cm" fo:margin-bottom="0.282cm" loext:contextual-spacing="true" fo:line-height="125%" fo:text-align="justify" style:justify-single-word="false" fo:text-indent="-0.635cm" style:auto-text-indent="false">
        <style:tab-stops>
          <style:tab-stop style:position="1.549cm"/>
        </style:tab-stops>
      </style:paragraph-properties>
      <style:text-properties fo:color="#0d0d0d" style:font-name="Times New Roman" fo:font-size="12pt" officeooo:paragraph-rsid="001e71e2" style:font-name-asian="Symbol1" style:font-size-asian="12pt" style:font-name-complex="Times New Roman1" style:font-size-complex="12pt"/>
    </style:style>
    <style:style style:name="P76" style:family="paragraph" style:parent-style-name="Standard" style:list-style-name="WWNum162">
      <style:paragraph-properties fo:margin-left="1.27cm" fo:margin-right="0.811cm" fo:margin-top="0cm" fo:margin-bottom="0cm" loext:contextual-spacing="false" fo:line-height="125%" fo:text-align="justify" style:justify-single-word="false" fo:text-indent="-0.635cm" style:auto-text-indent="false" fo:keep-with-next="always">
        <style:tab-stops>
          <style:tab-stop style:position="1.235cm"/>
        </style:tab-stops>
      </style:paragraph-properties>
      <style:text-properties officeooo:paragraph-rsid="001e71e2"/>
    </style:style>
    <style:style style:name="P77" style:family="paragraph" style:parent-style-name="Standard" style:list-style-name="WWNum162">
      <style:paragraph-properties fo:margin-left="1.27cm" fo:margin-right="0.811cm" fo:margin-top="0cm" fo:margin-bottom="0.282cm" loext:contextual-spacing="true" fo:line-height="125%" fo:text-align="justify" style:justify-single-word="false" fo:text-indent="-0.635cm" style:auto-text-indent="false">
        <style:tab-stops>
          <style:tab-stop style:position="1.235cm"/>
        </style:tab-stops>
      </style:paragraph-properties>
      <style:text-properties officeooo:paragraph-rsid="001e71e2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style="italic" style:font-style-asian="italic"/>
    </style:style>
    <style:style style:name="T9" style:family="text">
      <style:text-properties fo:color="#0d0d0d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0d0d0d"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11" style:family="text">
      <style:text-properties fo:color="#0d0d0d"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0d0d0d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13" style:family="text">
      <style:text-properties fo:color="#0d0d0d" style:font-name="Times New Roman" fo:font-size="12pt" style:font-name-asian="Calibri" style:font-size-asian="12pt" style:font-name-complex="Times New Roman1" style:font-size-complex="12pt"/>
    </style:style>
    <style:style style:name="T14" style:family="text">
      <style:text-properties fo:color="#0d0d0d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5" style:family="text">
      <style:text-properties fo:color="#0d0d0d" style:font-name="Times New Roman" fo:font-size="12pt" fo:font-style="italic" style:font-name-asian="Droid Sans Fallback" style:font-size-asian="12pt" style:font-style-asian="italic" style:font-name-complex="Times New Roman1" style:font-size-complex="12pt"/>
    </style:style>
    <style:style style:name="T16" style:family="text">
      <style:text-properties fo:color="#0d0d0d" style:font-name="Times New Roman" fo:font-size="12pt" style:font-name-asian="Droid Sans Fallback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x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table:number-columns-spanned="4" office:value-type="string">
            <text:p text:style-name="P38">COMPUTER NETWORKS</text:p>
            <text:p text:style-name="P7">[ Revised Credit System]</text:p>
            <text:p text:style-name="P7">(Effective from the academic year 2018-19)</text:p>
            <text:p text:style-name="P38">SEMESTER - V</text:p>
          </table:table-cell>
          <table:covered-table-cell/>
          <table:covered-table-cell/>
          <table:covered-table-cell/>
        </table:table-row>
        <table:table-row table:style-name="Table21.2">
          <table:table-cell table:style-name="Table21.A1" office:value-type="string">
            <text:p text:style-name="P30">Subject Code</text:p>
          </table:table-cell>
          <table:table-cell table:style-name="Table21.A1" office:value-type="string">
            <text:p text:style-name="P10">CSE 3152</text:p>
          </table:table-cell>
          <table:table-cell table:style-name="Table21.A1" office:value-type="string">
            <text:p text:style-name="P30">IA Marks</text:p>
          </table:table-cell>
          <table:table-cell table:style-name="Table21.D2" office:value-type="string">
            <text:p text:style-name="P42">50</text:p>
          </table:table-cell>
        </table:table-row>
        <table:table-row table:style-name="Table21.3">
          <table:table-cell table:style-name="Table21.A1" office:value-type="string">
            <text:p text:style-name="P30">Number of Lecture Hours/Week</text:p>
          </table:table-cell>
          <table:table-cell table:style-name="Table21.A1" office:value-type="string">
            <text:p text:style-name="P6">03</text:p>
          </table:table-cell>
          <table:table-cell table:style-name="Table21.A1" office:value-type="string">
            <text:p text:style-name="P30">Exam Marks</text:p>
          </table:table-cell>
          <table:table-cell table:style-name="Table21.A1" office:value-type="string">
            <text:p text:style-name="P43">50</text:p>
          </table:table-cell>
        </table:table-row>
        <table:table-row table:style-name="Table21.4">
          <table:table-cell table:style-name="Table21.A1" office:value-type="string">
            <text:p text:style-name="P30">Total Number of Lecture Hours</text:p>
          </table:table-cell>
          <table:table-cell table:style-name="Table21.A1" office:value-type="string">
            <text:p text:style-name="P6">36</text:p>
          </table:table-cell>
          <table:table-cell table:style-name="Table21.A1" office:value-type="string">
            <text:p text:style-name="P30">Exam Hours</text:p>
          </table:table-cell>
          <table:table-cell table:style-name="Table21.A1" office:value-type="string">
            <text:p text:style-name="P42">03</text:p>
          </table:table-cell>
        </table:table-row>
        <table:table-row table:style-name="Table21.4">
          <table:table-cell table:style-name="Table21.A1" table:number-columns-spanned="4" office:value-type="string">
            <text:p text:style-name="P38">CREDITS – 03</text:p>
          </table:table-cell>
          <table:covered-table-cell/>
          <table:covered-table-cell/>
          <table:covered-table-cell/>
        </table:table-row>
        <table:table-row table:style-name="Table21.4">
          <table:table-cell table:style-name="Table21.A1" table:number-columns-spanned="4" office:value-type="string">
            <text:p text:style-name="P25"><text:span text:style-name="T1">Course objectives: </text:span><text:span text:style-name="T2">This course will enable students to</text:span></text:p>
            <text:list xml:id="list2494893116" text:style-name="WWNum55">
              <text:list-item>
                <text:p text:style-name="P52">To understand Basic architecture of Computer Network and its Layered Architecture </text:p>
              </text:list-item>
              <text:list-item>
                <text:p text:style-name="P53">To study various Application Layer Protocols and their implementations</text:p>
              </text:list-item>
              <text:list-item>
                <text:p text:style-name="P53">To study Transport Layer Protocols</text:p>
              </text:list-item>
              <text:list-item>
                <text:p text:style-name="P53">To study various Routing Protocols </text:p>
              </text:list-item>
              <text:list-item>
                <text:p text:style-name="P53">To understand various media access and sharing techniqu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1.7">
          <table:table-cell table:style-name="Table21.A7" table:number-columns-spanned="3" office:value-type="string">
            <text:p text:style-name="P13">Module -1</text:p>
          </table:table-cell>
          <table:covered-table-cell/>
          <table:covered-table-cell/>
          <table:table-cell table:style-name="Table21.D7" office:value-type="string">
            <text:p text:style-name="P13">Teaching Hours</text:p>
          </table:table-cell>
        </table:table-row>
        <table:table-row table:style-name="Table21.8">
          <table:table-cell table:style-name="Table21.A8" table:number-columns-spanned="3" office:value-type="string">
            <text:p text:style-name="P48"><text:s/>COMPUTER NETWORKS AND THE INTERNET: </text:p>
            <text:p text:style-name="P14">What Is the Internet? The Network Edge, The Network Core, Delay, Loss, and Throughput in Packet-Switched Networks, Protocol Layers and their Service Models, History of Computer Networking, and the Internet</text:p>
            <text:p text:style-name="P2"><text:span text:style-name="T1"><text:s text:c="2"/>Text Book 1 : </text:span><text:span text:style-name="T3">Chapter 1: 1.1 to 1.7 Excluding 1.6</text:span><text:span text:style-name="T1"> </text:span></text:p>
          </table:table-cell>
          <table:covered-table-cell/>
          <table:covered-table-cell/>
          <table:table-cell table:style-name="Table21.D8" office:value-type="string">
            <text:p text:style-name="P6">03 Hours</text:p>
          </table:table-cell>
        </table:table-row>
        <table:table-row table:style-name="Table21.9">
          <table:table-cell table:style-name="Table21.A9" table:number-columns-spanned="4" office:value-type="string">
            <text:p text:style-name="P6">Module -2</text:p>
          </table:table-cell>
          <table:covered-table-cell/>
          <table:covered-table-cell/>
          <table:covered-table-cell/>
        </table:table-row>
        <table:table-row table:style-name="Table21.10">
          <table:table-cell table:style-name="Table21.A10" table:number-columns-spanned="3" office:value-type="string">
            <text:p text:style-name="P6">APPLICATION LAYER:</text:p>
            <text:p text:style-name="P49"><text:s text:c="4"/>Principles of Network Applications, The Web and HTTP, File Transfer: FTP,</text:p>
            <text:p text:style-name="P49"><text:s text:c="4"/>Electronic Mail in the Internet, SMTP, DNS—The Internet’s Directory</text:p>
            <text:p text:style-name="P49"><text:s text:c="4"/>Service, Peer-to-Peer Applications, Socket Programming: Creating Network <text:s/></text:p>
            <text:p text:style-name="P49"><text:s text:c="3"/>Applications- Socket Programming with UDP, Socket Programming with TCP</text:p>
            <text:p text:style-name="P25"><text:span text:style-name="T1">Text Book 1 : </text:span><text:span text:style-name="T3">Chapter 2: 2.1 to 2.7 Excluding 2.6 </text:span></text:p>
            <text:p text:style-name="P6"/>
          </table:table-cell>
          <table:covered-table-cell/>
          <table:covered-table-cell/>
          <table:table-cell table:style-name="Table21.D10" office:value-type="string">
            <text:p text:style-name="P6">06 Hours</text:p>
          </table:table-cell>
        </table:table-row>
        <table:table-row table:style-name="Table21.7">
          <table:table-cell table:style-name="Table21.A11" table:number-columns-spanned="4" office:value-type="string">
            <text:p text:style-name="P6">Module - 3</text:p>
          </table:table-cell>
          <table:covered-table-cell/>
          <table:covered-table-cell/>
          <table:covered-table-cell/>
        </table:table-row>
        <table:table-row table:style-name="Table21.12">
          <table:table-cell table:style-name="Table21.A12" table:number-columns-spanned="3" office:value-type="string">
            <text:p text:style-name="P6">TRANSPORT LAYER:</text:p>
            <text:p text:style-name="P50"><text:s text:c="4"/>Introduction and Transport-Layer Services, Multiplexing and Demultiplexing, <text:s text:c="3"/>Connectionless Transport: UDP, Principles of Reliable Data Transfer, Connection Oriented Transport: TCP, Principles of Congestion Control, TCP Congestion Control</text:p>
            <text:p text:style-name="P14"/>
            <text:p text:style-name="P2"><text:span text:style-name="T1">Text Book 1: </text:span><text:span text:style-name="T3">Chapter 3: 3.1 to 3.7 </text:span></text:p>
            <text:p text:style-name="P14"/>
            <text:p text:style-name="P14"/>
          </table:table-cell>
          <table:covered-table-cell/>
          <table:covered-table-cell/>
          <table:table-cell table:style-name="Table21.D12" office:value-type="string">
            <text:p text:style-name="P6">10 Hours</text:p>
          </table:table-cell>
        </table:table-row>
        <text:soft-page-break/>
        <table:table-row table:style-name="Table21.13">
          <table:table-cell table:style-name="Table21.A13" table:number-columns-spanned="4" office:value-type="string">
            <text:p text:style-name="P6">Module-4</text:p>
          </table:table-cell>
          <table:covered-table-cell/>
          <table:covered-table-cell/>
          <table:covered-table-cell/>
        </table:table-row>
        <table:table-row table:style-name="Table21.14">
          <table:table-cell table:style-name="Table21.A14" table:number-columns-spanned="3" office:value-type="string">
            <text:p text:style-name="P6">THE NETWORK LAYER:</text:p>
            <text:p text:style-name="P14"><text:s/>Introduction, Virtual Circuit and Datagram Networks, What’s Inside a Router? <text:s text:c="5"/>The Internet Protocol (IP): Forwarding and Addressing in the Internet, Datagram <text:s text:c="3"/>Format, IPv4 Addressing, Internet Control Message Protocol (ICMP), IPv6 Routing Algorithms- The Link-State (LS) Routing Algorithm, The Distance-Vector (DV) Routing Algorithm, Hierarchical Routing; Routing in the Internet –Intra-AS Routing in the Internet: RIP, Intra-AS Routing in the Internet: OSPF,Inter-AS Routing: BGP, Broadcast and Multicast Routing</text:p>
            <text:p text:style-name="P2"><text:span text:style-name="T1">Text Book 1 : </text:span><text:span text:style-name="T3">Chapter 4: 4.1 to 4.7</text:span><text:span text:style-name="T1"> <text:s text:c="3"/></text:span></text:p>
          </table:table-cell>
          <table:covered-table-cell/>
          <table:covered-table-cell/>
          <table:table-cell table:style-name="Table21.D14" office:value-type="string">
            <text:p text:style-name="P6">12 Hours</text:p>
          </table:table-cell>
        </table:table-row>
        <table:table-row table:style-name="Table21.15">
          <table:table-cell table:style-name="Table21.A15" table:number-columns-spanned="4" office:value-type="string">
            <text:p text:style-name="P6">Module-5</text:p>
          </table:table-cell>
          <table:covered-table-cell/>
          <table:covered-table-cell/>
          <table:covered-table-cell/>
        </table:table-row>
        <table:table-row table:style-name="Table21.16">
          <table:table-cell table:style-name="Table21.A16" table:number-columns-spanned="3" office:value-type="string">
            <text:p text:style-name="P6">THE LINK LAYER: LINKS, ACCESS NETWORKS, AND LANS:</text:p>
            <text:p text:style-name="P2"><text:span text:style-name="T3">Introduction to the Link Layer, Error-Detection and -Correction Techniques, <text:s text:c="5"/>Multiple Access Links and Protocols, Switched Local Area Networks- <text:s/>Link- <text:s text:c="4"/>Layer Addressing and ARP, Ethernet, Link-Layer Switches, Virtual Local Area Networks(VLANs).</text:span><text:span text:style-name="T1"> </text:span></text:p>
            <text:p text:style-name="P2"><text:span text:style-name="T1">Text Book 1: </text:span><text:span text:style-name="T3">Chapter 5: 5.1 to 5.4 Excluding 5.5 </text:span></text:p>
            <text:p text:style-name="P14">Introduction to Physical Layer and Transmission Media</text:p>
            <text:p text:style-name="P2"><text:span text:style-name="T1">Reference <text:s/>Book 1 <text:s/></text:span><text:span text:style-name="T3">: Chapter 7: 7.1 6</text:span><text:span text:style-name="T1"> </text:span></text:p>
          </table:table-cell>
          <table:covered-table-cell/>
          <table:covered-table-cell/>
          <table:table-cell table:style-name="Table21.D16" office:value-type="string">
            <text:p text:style-name="P6">05 Hours</text:p>
          </table:table-cell>
        </table:table-row>
        <table:table-row table:style-name="Table21.7">
          <table:table-cell table:style-name="Table21.A17" table:number-columns-spanned="4" office:value-type="string">
            <text:p text:style-name="P6">Course outcomes:</text:p>
          </table:table-cell>
          <table:covered-table-cell/>
          <table:covered-table-cell/>
          <table:covered-table-cell/>
        </table:table-row>
        <table:table-row table:style-name="Table21.7">
          <table:table-cell table:style-name="Table21.A18" table:number-columns-spanned="4" office:value-type="string">
            <text:p text:style-name="P32">After studying this course, students will be able to:</text:p>
            <text:list xml:id="list497083165" text:style-name="WWNum82">
              <text:list-item>
                <text:p text:style-name="P62">Acquire knowledge of</text:p>
                <text:list>
                  <text:list-item>
                    <text:list>
                      <text:list-item>
                        <text:p text:style-name="P64">How Computer Network is structured.</text:p>
                      </text:list-item>
                      <text:list-item>
                        <text:p text:style-name="P64">What are the different types of Application Layer protocols</text:p>
                      </text:list-item>
                      <text:list-item>
                        <text:p text:style-name="P64">How End to End Communication works</text:p>
                      </text:list-item>
                      <text:list-item>
                        <text:p text:style-name="P64">How Data Packets are Routed from One end to another</text:p>
                      </text:list-item>
                    </text:list>
                  </text:list-item>
                </text:list>
              </text:list-item>
              <text:list-item>
                <text:p text:style-name="P63">Analyze the working of Routers, Routing Protocols</text:p>
              </text:list-item>
              <text:list-item>
                <text:p text:style-name="P62">Analyze the Network Data Traffic </text:p>
              </text:list-item>
              <text:list-item>
                <text:p text:style-name="P62">Understand <text:s/>the implementation of various Client-Server based Applications in UDP/TCP</text:p>
              </text:list-item>
              <text:list-item>
                <text:p text:style-name="P62">Design <text:s/>LAN/WAN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1.7">
          <table:table-cell table:style-name="Table21.A19" table:number-columns-spanned="4" office:value-type="string">
            <text:p text:style-name="P6">Text Books:</text:p>
            <text:list xml:id="list4216290444" text:style-name="WWNum26">
              <text:list-item>
                <text:p text:style-name="P69"><text:span text:style-name="T2">James F. Kurose &amp; Keith W. Ross</text:span><text:span text:style-name="T4">, Computer Networking A Top-Down Approach</text:span><text:span text:style-name="T2">, (6e), Pearson Education,2013</text:span></text:p>
              </text:list-item>
              <text:list-item>
                <text:p text:style-name="P70"><text:span text:style-name="T2">Larry L. Peterson and Bruce S. Davie, </text:span><text:span text:style-name="T4">Computer Networks- A Systems approach</text:span><text:span text:style-name="T2">, (5e), Elsevier-2016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1.7">
          <table:table-cell table:style-name="Table21.A20" table:number-columns-spanned="4" office:value-type="string">
            <text:p text:style-name="P6">Reference Books:</text:p>
            <text:list xml:id="list1603631353" text:style-name="WWNum27">
              <text:list-item>
                <text:p text:style-name="P71"><text:span text:style-name="T2">Behrouz A. Forouzan, Firouz Mosharraf, <text:s/></text:span><text:span text:style-name="T4">Computer Networks A top Down Approach</text:span><text:span text:style-name="T2"> , Mc-Graw Hill, 2012</text:span></text:p>
              </text:list-item>
              <text:list-item>
                <text:p text:style-name="P71"><text:span text:style-name="T2">Andrew S. Tanenbaum &amp; David J. Wetherall, </text:span><text:span text:style-name="T4">Computer Networks</text:span><text:span text:style-name="T2">, (5e), Pearson Education,2013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"><text:soft-pag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table:number-columns-spanned="4" office:value-type="string">
            <text:p text:style-name="P39">COMPUTER NETWORKS LAB</text:p>
            <text:p text:style-name="P8">[ Revised Credit System ]</text:p>
            <text:p text:style-name="P8">(Effective from the academic year 2018-19)</text:p>
            <text:p text:style-name="P39">SEMESTER - V</text:p>
            <text:p text:style-name="P5"/>
          </table:table-cell>
          <table:covered-table-cell/>
          <table:covered-table-cell/>
          <table:covered-table-cell/>
        </table:table-row>
        <table:table-row table:style-name="Table25.2">
          <table:table-cell table:style-name="Table25.A2" office:value-type="string">
            <text:p text:style-name="P9">Subject Code</text:p>
          </table:table-cell>
          <table:table-cell table:style-name="Table25.A2" office:value-type="string">
            <text:p text:style-name="P11">CSE 3162</text:p>
          </table:table-cell>
          <table:table-cell table:style-name="Table25.A2" office:value-type="string">
            <text:p text:style-name="P31">IA Marks</text:p>
          </table:table-cell>
          <table:table-cell table:style-name="Table25.A1" office:value-type="string">
            <text:p text:style-name="P44">60</text:p>
          </table:table-cell>
        </table:table-row>
        <table:table-row table:style-name="Table25.3">
          <table:table-cell table:style-name="Table25.A2" office:value-type="string">
            <text:p text:style-name="P9">Number of Practical Hours/Week</text:p>
          </table:table-cell>
          <table:table-cell table:style-name="Table25.A2" office:value-type="string">
            <text:p text:style-name="P8">03</text:p>
          </table:table-cell>
          <table:table-cell table:style-name="Table25.A2" office:value-type="string">
            <text:p text:style-name="P31">Exam Marks</text:p>
          </table:table-cell>
          <table:table-cell table:style-name="Table25.A2" office:value-type="string">
            <text:p text:style-name="P45">40</text:p>
          </table:table-cell>
        </table:table-row>
        <table:table-row table:style-name="Table25.4">
          <table:table-cell table:style-name="Table25.A2" office:value-type="string">
            <text:p text:style-name="P9">Total Number of Practical Hours</text:p>
          </table:table-cell>
          <table:table-cell table:style-name="Table25.A2" office:value-type="string">
            <text:p text:style-name="P8">36</text:p>
          </table:table-cell>
          <table:table-cell table:style-name="Table25.A2" office:value-type="string">
            <text:p text:style-name="P31">Exam Hours</text:p>
          </table:table-cell>
          <table:table-cell table:style-name="Table25.A2" office:value-type="string">
            <text:p text:style-name="P44">02</text:p>
          </table:table-cell>
        </table:table-row>
        <table:table-row table:style-name="Table25.4">
          <table:table-cell table:style-name="Table25.A2" table:number-columns-spanned="4" office:value-type="string">
            <text:p text:style-name="P39">CREDITS - 02</text:p>
            <text:p text:style-name="P33"/>
          </table:table-cell>
          <table:covered-table-cell/>
          <table:covered-table-cell/>
          <table:covered-table-cell/>
        </table:table-row>
        <table:table-row table:style-name="Table25.4">
          <table:table-cell table:style-name="Table25.A2" table:number-columns-spanned="4" office:value-type="string">
            <text:p text:style-name="P4"><text:span text:style-name="T1">Course objectives: </text:span><text:span text:style-name="T6">This laboratory course enable students to get practical experience in </text:span></text:p>
            <text:list xml:id="list4198567704" text:style-name="WWNum13">
              <text:list-item>
                <text:p text:style-name="P58">To Understand writing <text:s/>Network Programs </text:p>
              </text:list-item>
              <text:list-item>
                <text:p text:style-name="P58">To Analyze various Data Packets during Clent-Server Interactions</text:p>
              </text:list-item>
              <text:list-item>
                <text:p text:style-name="P54">To Evaluate Performance of <text:s/>Various Client- Server Architecture</text:p>
              </text:list-item>
              <text:list-item>
                <text:p text:style-name="P54">To Design Computer Networks</text:p>
              </text:list-item>
              <text:list-item>
                <text:p text:style-name="P54">To understand Network Hardwar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5.7">
          <table:table-cell table:style-name="Table25.A1" table:number-columns-spanned="4" office:value-type="string">
            <text:p text:style-name="P12">Descriptions (if any)</text:p>
            <text:p text:style-name="P12"/>
            <text:p text:style-name="P12"><text:s text:c="34"/>Conduct the experiments in Unix/Linux environment.</text:p>
          </table:table-cell>
          <table:covered-table-cell/>
          <table:covered-table-cell/>
          <table:covered-table-cell/>
        </table:table-row>
        <table:table-row table:style-name="Table25.8">
          <table:table-cell table:style-name="Table25.A1" table:number-columns-spanned="4" office:value-type="string">
            <text:p text:style-name="P12">Laboratory Programming <text:s/>Experiments</text:p>
            <text:p text:style-name="P5">(Including Data Packet Analysis in Client- Server Communication with tools like <text:s/>tcpdump and Wireshark etc.)</text:p>
            <text:list xml:id="list2539373512" text:style-name="WWNum230">
              <text:list-item>
                <text:p text:style-name="P59">UDP Socket Programming- <text:s/>Study of UDP Packets in Network <text:s/>using tcpdump/ </text:p>
              </text:list-item>
            </text:list>
            <text:p text:style-name="P51">wireshark, Simple Client-Server Programs</text:p>
            <text:list xml:id="list170123714236639" text:continue-numbering="true" text:style-name="WWNum230">
              <text:list-item>
                <text:p text:style-name="P56">UDP Socket Programming – Iterative and Concurrent Client-Server Programs</text:p>
              </text:list-item>
              <text:list-item>
                <text:p text:style-name="P56">UDP Socket Programming - Writing Simple Applications</text:p>
              </text:list-item>
              <text:list-item>
                <text:p text:style-name="P61"><text:span text:style-name="T5">TCP Socket Programming <text:s/>- </text:span><text:span text:style-name="T7"><text:s/>Study of TCP Packets using tcpdump/wireshark, Client <text:s/></text:span></text:p>
              </text:list-item>
            </text:list>
            <text:p text:style-name="P51">Server Programs</text:p>
            <text:list xml:id="list170124281353431" text:continue-numbering="true" text:style-name="WWNum230">
              <text:list-item>
                <text:p text:style-name="P56">TCP Socket Programming <text:s/>- <text:s text:c="2"/>Iterative and Concurrent Client-Server Programs</text:p>
              </text:list-item>
              <text:list-item>
                <text:p text:style-name="P56">TCP Socket Programming <text:s text:c="2"/>- Writing Simple Application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5.8">
          <table:table-cell table:style-name="Table25.A1" table:number-columns-spanned="4" office:value-type="string">
            <text:p text:style-name="P12">Experiments with Simulation Tools like GNS3/NS3</text:p>
            <text:list xml:id="list2302635684" text:style-name="WWNum231">
              <text:list-item>
                <text:p text:style-name="P60">Study of Network Devices: Hubs. Switches, Bridges, Routers with Simple Network Design</text:p>
              </text:list-item>
              <text:list-item>
                <text:p text:style-name="P60">Network Design with IPv4 Classful Addressing and Classless Addrssing</text:p>
              </text:list-item>
              <text:list-item>
                <text:p text:style-name="P60">Network Design with Subnet and Supernet Concepts, VLAN </text:p>
              </text:list-item>
              <text:list-item>
                <text:p text:style-name="P60">Configuration of Network services in Linux – SSH, Telnet, FTP</text:p>
              </text:list-item>
              <text:list-item>
                <text:p text:style-name="P60">Configuration of Network services in Linux – DHCP,DNS</text:p>
              </text:list-item>
              <text:list-item>
                <text:p text:style-name="P60">Hands on with Network Devices – Hub, Switch, Router, Access Points</text:p>
              </text:list-item>
            </text:list>
            <text:p text:style-name="P35"/>
          </table:table-cell>
          <table:covered-table-cell/>
          <table:covered-table-cell/>
          <table:covered-table-cell/>
        </table:table-row>
        <table:table-row table:style-name="Table25.8">
          <table:table-cell table:style-name="Table25.A1" table:number-columns-spanned="4" office:value-type="string">
            <text:p text:style-name="P23">Course outcomes:</text:p>
            <text:p text:style-name="P24">On the completion of this laboratory course, the students will be able to:</text:p>
            <text:list xml:id="list294557717" text:style-name="WWNum216">
              <text:list-item>
                <text:p text:style-name="P55">Learn Coding TCP/UDP Network Programs</text:p>
              </text:list-item>
              <text:list-item>
                <text:p text:style-name="P55">Understand Interaction between Clinet and Server Programs</text:p>
              </text:list-item>
              <text:list-item>
                <text:p text:style-name="P55"><text:soft-page-break/>To Desing and Deploy Computer Networks</text:p>
              </text:list-item>
              <text:list-item>
                <text:p text:style-name="P55">Manage Different Network Services in Network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5.11">
          <table:table-cell table:style-name="Table25.A1" table:number-columns-spanned="4" office:value-type="string">
            <text:p text:style-name="P12">Conduction of Practical Examination:</text:p>
            <text:list xml:id="list1205050480" text:style-name="WWNum217">
              <text:list-item>
                <text:p text:style-name="P57">All laboratory experiments (TWELVE nos) are to be included for practical examination.</text:p>
              </text:list-item>
              <text:list-item>
                <text:p text:style-name="P57">Strictly follow the instructions as printed on the cover page of answer script</text:p>
              </text:list-item>
              <text:list-item>
                <text:p text:style-name="P57">Marks distribution: Procedure + Conduction:15+25 (40)</text:p>
              </text:list-item>
              <text:list-item>
                <text:p text:style-name="P57">Change of experiment is not allowed.</text:p>
              </text:list-item>
            </text:list>
            <text:p text:style-name="P36"/>
          </table:table-cell>
          <table:covered-table-cell/>
          <table:covered-table-cell/>
          <table:covered-table-cell/>
        </table:table-row>
        <table:table-row table:style-name="Table25.11">
          <table:table-cell table:style-name="Table25.A1" table:number-columns-spanned="4" office:value-type="string">
            <text:p text:style-name="P12">References:</text:p>
            <text:list xml:id="list111114781" text:style-name="WWNum218">
              <text:list-item>
                <text:p text:style-name="P67">W. Richard Stevens, <text:span text:style-name="T8">UNIX Network Programming</text:span>, <text:span text:style-name="T8">Volume 1: The Sockets Networking API</text:span>, (3e), Addison-Wesley Professional Computing, 2003</text:p>
              </text:list-item>
              <text:list-item>
                <text:p text:style-name="P67">Prof. Dayanand Ambawade,Deven N.Shah &amp; Kogent Learning Solutions Inc, <text:span text:style-name="T8">Linux Lab: Hands on Linux</text:span>, Dreamtech Press, 2009</text:p>
              </text:list-item>
              <text:list-item>
                <text:p text:style-name="P67">GNS3 Documentation, <text:a xlink:type="simple" xlink:href="https:///www.gns3.com" text:style-name="ListLabel_20_431" text:visited-style-name="ListLabel_20_431"><text:span text:style-name="Internet_20_link">https:///www.gns3.com</text:span></text:a></text:p>
              </text:list-item>
              <text:list-item>
                <text:p text:style-name="P67">Todd Lammle, <text:span text:style-name="T8">CCNA Cisco Certified Network Associate Study Guide</text:span>, (7e), Wiley India Pvt. Ltd</text:p>
              </text:list-item>
            </text:list>
            <text:p text:style-name="P37"/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75.1">
          <table:table-cell table:style-name="Table75.A1" table:number-columns-spanned="4" office:value-type="string">
            <text:p text:style-name="P40">LINUX PROGRAMMING</text:p>
            <text:p text:style-name="P18">[ Revised Credit System ]</text:p>
            <text:p text:style-name="P18">(Effective from the academic year 2018-19)</text:p>
            <text:p text:style-name="P41">SEMESTER – IV/V/VI/VII</text:p>
            <text:p text:style-name="P16"/>
          </table:table-cell>
          <table:covered-table-cell/>
          <table:covered-table-cell/>
          <table:covered-table-cell/>
        </table:table-row>
        <table:table-row table:style-name="Table75.2">
          <table:table-cell table:style-name="Table75.A2" office:value-type="string">
            <text:p text:style-name="P28">Subject Code</text:p>
          </table:table-cell>
          <table:table-cell table:style-name="Table75.A2" office:value-type="string">
            <text:p text:style-name="P19">CSE 4303</text:p>
          </table:table-cell>
          <table:table-cell table:style-name="Table75.A2" office:value-type="string">
            <text:p text:style-name="P28">IA Marks</text:p>
          </table:table-cell>
          <table:table-cell table:style-name="Table75.A1" office:value-type="string">
            <text:p text:style-name="P46">50</text:p>
          </table:table-cell>
        </table:table-row>
        <table:table-row table:style-name="Table75.3">
          <table:table-cell table:style-name="Table75.A2" office:value-type="string">
            <text:p text:style-name="P28">Number of Lecture Hours/Week</text:p>
          </table:table-cell>
          <table:table-cell table:style-name="Table75.A2" office:value-type="string">
            <text:p text:style-name="P18">03</text:p>
          </table:table-cell>
          <table:table-cell table:style-name="Table75.A2" office:value-type="string">
            <text:p text:style-name="P28">Exam Marks</text:p>
          </table:table-cell>
          <table:table-cell table:style-name="Table75.A2" office:value-type="string">
            <text:p text:style-name="P47">50</text:p>
          </table:table-cell>
        </table:table-row>
        <table:table-row table:style-name="Table75.4">
          <table:table-cell table:style-name="Table75.A2" office:value-type="string">
            <text:p text:style-name="P28">Total Number of Lecture Hours</text:p>
          </table:table-cell>
          <table:table-cell table:style-name="Table75.A2" office:value-type="string">
            <text:p text:style-name="P18">36</text:p>
          </table:table-cell>
          <table:table-cell table:style-name="Table75.A2" office:value-type="string">
            <text:p text:style-name="P28">Exam Hours</text:p>
          </table:table-cell>
          <table:table-cell table:style-name="Table75.A2" office:value-type="string">
            <text:p text:style-name="P46">03</text:p>
          </table:table-cell>
        </table:table-row>
        <table:table-row table:style-name="Table75.4">
          <table:table-cell table:style-name="Table75.A2" table:number-columns-spanned="4" office:value-type="string">
            <text:p text:style-name="P40">CREDITS - 03</text:p>
            <text:p text:style-name="P34"/>
          </table:table-cell>
          <table:covered-table-cell/>
          <table:covered-table-cell/>
          <table:covered-table-cell/>
        </table:table-row>
        <table:table-row table:style-name="Table75.4">
          <table:table-cell table:style-name="Table75.A2" table:number-columns-spanned="4" office:value-type="string">
            <text:p text:style-name="P26"><text:span text:style-name="T9">Course objectives: </text:span><text:span text:style-name="T11">This course will enable students to</text:span></text:p>
            <text:list xml:id="list2006663461" text:style-name="WWNum161">
              <text:list-item>
                <text:p text:style-name="P72">Experiment with basic Linux commands and shell scripts</text:p>
              </text:list-item>
              <text:list-item>
                <text:p text:style-name="P75">Make use of Linux operating system environment for program and application development</text:p>
              </text:list-item>
              <text:list-item>
                <text:p text:style-name="P73">Understanding Basic Linux System Administratio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75.7">
          <table:table-cell table:style-name="Table75.A1" table:number-columns-spanned="3" office:value-type="string">
            <text:p text:style-name="P21">Module -1</text:p>
          </table:table-cell>
          <table:covered-table-cell/>
          <table:covered-table-cell/>
          <table:table-cell table:style-name="Table75.A1" office:value-type="string">
            <text:p text:style-name="P21">Teaching Hours</text:p>
          </table:table-cell>
        </table:table-row>
        <table:table-row table:style-name="Table75.8">
          <table:table-cell table:style-name="Table75.A1" table:number-columns-spanned="3" office:value-type="string">
            <text:p text:style-name="P20">INTRODUCTION:</text:p>
            <text:p text:style-name="P15">What is Linux? Starting with Linux, Understanding what Linux is, Understanding how Linux differs from other Operating System </text:p>
            <text:p text:style-name="P15"/>
            <text:p text:style-name="P3"><text:span text:style-name="T10">Text Book 1: </text:span><text:span text:style-name="T13">Chapter 1 (Pages:1-6)</text:span></text:p>
            <text:p text:style-name="P15"><text:s/></text:p>
            <text:p text:style-name="P20">USING THE SHELL:</text:p>
            <text:p text:style-name="P15">About Shells and Terminal Windows, Choosing Your Shell, Running Commands, Running commands, Recalling Commands Using Command History, Connecting and Expanding Commands, Using Shell Variables , Creating Your Shell Environment, Getting Information About Commands, Sample programs</text:p>
            <text:p text:style-name="P15"/>
            <text:p text:style-name="P3"><text:span text:style-name="T10">Text Book 1: </text:span><text:span text:style-name="T13">Chapter 3 (Pages:61-90)</text:span></text:p>
          </table:table-cell>
          <table:covered-table-cell/>
          <table:covered-table-cell/>
          <table:table-cell table:style-name="Table75.D8" office:value-type="string">
            <text:p text:style-name="P17">5 Hours</text:p>
          </table:table-cell>
        </table:table-row>
        <table:table-row table:style-name="Table75.9">
          <table:table-cell table:style-name="Table75.A9" table:number-columns-spanned="4" office:value-type="string">
            <text:p text:style-name="P17">Module -2</text:p>
          </table:table-cell>
          <table:covered-table-cell/>
          <table:covered-table-cell/>
          <table:covered-table-cell/>
        </table:table-row>
        <table:table-row table:style-name="Table75.10">
          <table:table-cell table:style-name="Table75.A10" table:number-columns-spanned="3" office:value-type="string">
            <text:p text:style-name="P20">MOVING AROUND THE FILESYSTEM:</text:p>
            <text:p text:style-name="P15">Using Basic Filesystem Commands, Using Metacharacters and Operators, Listing Files and Directories , Understanding File Permissions and Ownership ,Moving, Copying, and Removing Files </text:p>
            <text:p text:style-name="P15"/>
            <text:p text:style-name="P3"><text:span text:style-name="T10">Text Book 1: </text:span><text:span text:style-name="T13">Chapter 4 (Pages: 93-112) </text:span></text:p>
            <text:p text:style-name="P15"/>
            <text:p text:style-name="P20">PATTERN MATCHING: </text:p>
            <text:p text:style-name="P15">Filenames Versus Patterns, Metacharacters, Search Patterns Replacement <text:soft-page-break/>Patterns, Metacharacters, Listed by Program, Examples of Searching, Examples of Searching and Replacing </text:p>
            <text:p text:style-name="P3"><text:span text:style-name="T10">Text Book 2: </text:span><text:span text:style-name="T13">Chapter 7 (Pages:654-659)</text:span></text:p>
            <text:p text:style-name="P15"/>
            <text:p text:style-name="P21">BASICS OF SYSTEM MANAGEMENT:</text:p>
            <text:p text:style-name="P16">Understanding System Administration, Essential Administrative Commands, Configuration Files, and Log Files </text:p>
            <text:p text:style-name="P16"/>
            <text:p text:style-name="P4"><text:span text:style-name="T10">Text Book 1: </text:span><text:span text:style-name="T13">Chapter 8 ( Pages:165-180)</text:span></text:p>
          </table:table-cell>
          <table:covered-table-cell/>
          <table:covered-table-cell/>
          <table:table-cell table:style-name="Table75.D10" office:value-type="string">
            <text:p text:style-name="P17"><text:s/>8 Hours</text:p>
          </table:table-cell>
        </table:table-row>
        <table:table-row table:style-name="Table75.11">
          <table:table-cell table:style-name="Table75.A11" table:number-columns-spanned="4" office:value-type="string">
            <text:p text:style-name="P17">Module – 3</text:p>
          </table:table-cell>
          <table:covered-table-cell/>
          <table:covered-table-cell/>
          <table:covered-table-cell/>
        </table:table-row>
        <table:table-row table:style-name="Table75.12">
          <table:table-cell table:style-name="Table75.A12" table:number-columns-spanned="3" office:value-type="string">
            <text:p text:style-name="P20">SED AND AWK PROGRAMMING:</text:p>
            <text:p text:style-name="P15">Editing Files with vim and vi, Finding files, The sed Editor, Conceptual Overview, Command-Line Syntax, Syntax of sed Commands, Group Summary of sed Commands, Alphabetical Summary of sed Commands</text:p>
            <text:p text:style-name="P15"/>
            <text:p text:style-name="P3"><text:span text:style-name="T10">Text Book 1:</text:span><text:span text:style-name="T13"> Chapter 5 (Pages:113-130)</text:span><text:span text:style-name="T10"> <text:s/></text:span></text:p>
            <text:p text:style-name="P3"><text:span text:style-name="T10">Text Book 2:</text:span><text:span text:style-name="T13"> Chapter 10 <text:s/>(Pages:711-717)</text:span><text:span text:style-name="T10"> </text:span></text:p>
            <text:p text:style-name="P15"/>
            <text:p text:style-name="P15">Command-Line Syntax, Standard Options, Important gawk Options, Patterns and Procedures, Variable and Array Assignment, User-Defined Functions, Specific Features, Summary of awk Functions and Commands, Output Redirections</text:p>
            <text:p text:style-name="P15"/>
            <text:p text:style-name="P3"><text:span text:style-name="T10">Text Book 2</text:span><text:span text:style-name="T13">: Chapter11 ( Pages:726-746)</text:span></text:p>
            <text:p text:style-name="P15"/>
            <text:p text:style-name="P20">MANAGING RUNNING PROCESSES:</text:p>
            <text:p text:style-name="P15">Understanding Processes, Listing Processes, Managing Background and Foreground Processes, Killing and Renicing Processes</text:p>
            <text:p text:style-name="P15"/>
            <text:p text:style-name="P3"><text:span text:style-name="T10">Text Book 1:</text:span><text:span text:style-name="T13"> Chapter 6 ( Pages:131-143)</text:span><text:bookmark text:name="_GoBack1"/></text:p>
          </table:table-cell>
          <table:covered-table-cell/>
          <table:covered-table-cell/>
          <table:table-cell table:style-name="Table75.D12" office:value-type="string">
            <text:p text:style-name="P17">10 Hours</text:p>
          </table:table-cell>
        </table:table-row>
        <table:table-row table:style-name="Table75.11">
          <table:table-cell table:style-name="Table75.A13" table:number-columns-spanned="4" office:value-type="string">
            <text:p text:style-name="P17">Module-4</text:p>
          </table:table-cell>
          <table:covered-table-cell/>
          <table:covered-table-cell/>
          <table:covered-table-cell/>
        </table:table-row>
        <table:table-row table:style-name="Table75.11">
          <table:table-cell table:style-name="Table75.A14" table:number-columns-spanned="3" office:value-type="string">
            <text:p text:style-name="P20">SHELL PROGRAMMING:</text:p>
            <text:p text:style-name="P15">Understanding Shell Scripts, Executing and debugging shell scripts, understanding shell variables, Performing arithmetic in shell scripts, Using programming constructs in shell scripts, Trying some useful text manipulation programs, sample programs</text:p>
            <text:p text:style-name="P15"/>
            <text:p text:style-name="P3"><text:span text:style-name="T10">Text Book 1:</text:span><text:span text:style-name="T13"> Chapter 7(Pages:145-161)</text:span></text:p>
            <text:p text:style-name="P17"/>
          </table:table-cell>
          <table:covered-table-cell/>
          <table:covered-table-cell/>
          <table:table-cell table:style-name="Table75.D14" office:value-type="string">
            <text:p text:style-name="P17">5 Hours</text:p>
          </table:table-cell>
        </table:table-row>
        <table:table-row table:style-name="Table75.11">
          <table:table-cell table:style-name="Table75.A15" table:number-columns-spanned="4" office:value-type="string">
            <text:p text:style-name="P17">Module-5</text:p>
          </table:table-cell>
          <table:covered-table-cell/>
          <table:covered-table-cell/>
          <table:covered-table-cell/>
        </table:table-row>
        <text:soft-page-break/>
        <table:table-row table:style-name="Table75.16">
          <table:table-cell table:style-name="Table75.A16" table:number-columns-spanned="3" office:value-type="string">
            <text:p text:style-name="P20">SOURCE CODE MANAGEMENT:</text:p>
            <text:p text:style-name="P15">Introduction and Terminology, Usage Models, Source Code Management Systems</text:p>
            <text:p text:style-name="P20"/>
            <text:p text:style-name="P20">THE GIT VERSION CONTROL SYSTEM:</text:p>
            <text:p text:style-name="P15">Git Repository Format, Using Git: A Quick Tour, The Git Command Line Client, The git Command, Accessing Git’s Online Help ,git Subcommands </text:p>
            <text:p text:style-name="P15"/>
            <text:p text:style-name="P3"><text:span text:style-name="T9">Text 2: </text:span><text:span text:style-name="T12">Chapter 14 (Pages:805-812)</text:span></text:p>
            <text:p text:style-name="P27"/>
            <text:p text:style-name="P20">THE SUBVERSION VERSION CONTROL SYSTEM:</text:p>
            <text:p text:style-name="P15">Conceptual Overview, Using Subversion: A Quick Tour, The Subversion Command Line Client: svn , Repository Administration: svnadmin ,Examining the Repository: svnlook, Providing Remote Access: svnserve </text:p>
            <text:p text:style-name="P15"/>
            <text:p text:style-name="P3"><text:span text:style-name="T10">Text Book 2</text:span><text:span text:style-name="T13">: Chapter 13 ( Pages: 755-804)</text:span></text:p>
            <text:p text:style-name="P17"/>
          </table:table-cell>
          <table:covered-table-cell/>
          <table:covered-table-cell/>
          <table:table-cell table:style-name="Table75.D16" office:value-type="string">
            <text:p text:style-name="P17">8 Hours</text:p>
          </table:table-cell>
        </table:table-row>
        <table:table-row table:style-name="Table75.11">
          <table:table-cell table:style-name="Table75.A17" table:number-columns-spanned="4" office:value-type="string">
            <text:p text:style-name="P17">Course outcomes:</text:p>
          </table:table-cell>
          <table:covered-table-cell/>
          <table:covered-table-cell/>
          <table:covered-table-cell/>
        </table:table-row>
        <table:table-row table:style-name="Table75.11">
          <table:table-cell table:style-name="Table75.A18" table:number-columns-spanned="4" office:value-type="string">
            <text:p text:style-name="P29">After studying this course, students will be able to:</text:p>
            <text:list xml:id="list2584788103" text:style-name="WWNum163">
              <text:list-item>
                <text:p text:style-name="P65">Write simple shell scripts</text:p>
              </text:list-item>
              <text:list-item>
                <text:p text:style-name="P65">Set up required shell environment</text:p>
              </text:list-item>
              <text:list-item>
                <text:p text:style-name="P65">Manage the source code</text:p>
              </text:list-item>
              <text:list-item>
                <text:p text:style-name="P66">Use Linux comfortably in day to day life</text:p>
              </text:list-item>
            </text:list>
            <text:p text:style-name="P17"/>
          </table:table-cell>
          <table:covered-table-cell/>
          <table:covered-table-cell/>
          <table:covered-table-cell/>
        </table:table-row>
        <table:table-row table:style-name="Table75.19">
          <table:table-cell table:style-name="Table75.A19" table:number-columns-spanned="4" office:value-type="string">
            <text:p text:style-name="P22">Text Books:</text:p>
            <text:list xml:id="list3829181497" text:style-name="WWNum162">
              <text:list-item>
                <text:h text:style-name="P76" text:outline-level="1"><text:bookmark-start text:name="_Hlk505266697"/><text:bookmark text:name="title"/><text:bookmark text:name="productTitle"/><text:span text:style-name="T11">Christopher Negus, </text:span><text:span text:style-name="T14">Linux Bible</text:span><text:span text:style-name="T11">,(8e), John Wiley &amp; Sons Publication,</text:span><text:bookmark text:name="bookEdition"/><text:span text:style-name="T11"> 2012</text:span></text:h>
              </text:list-item>
              <text:list-item>
                <text:p text:style-name="P77"><text:span text:style-name="T11">Ellen Siever, Stephen Figgins, Robert Love, and Arnold Robbins, </text:span><text:span text:style-name="T14">Linux in a Nutshell</text:span><text:span text:style-name="T11">, (6e), O’Reilly Media Publication,2009</text:span><text:bookmark-end text:name="_Hlk505266697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75.11">
          <table:table-cell table:style-name="Table75.A20" table:number-columns-spanned="4" office:value-type="string">
            <text:p text:style-name="P17">Reference Books:</text:p>
            <text:list xml:id="list692986756" text:style-name="WWNum160">
              <text:list-item>
                <text:p text:style-name="P74"><text:bookmark-start text:name="_Hlk505266718"/><text:span text:style-name="T11">Sumitabha Das, </text:span><text:span text:style-name="T14">UNIX Concepts and Applications, </text:span><text:span text:style-name="T11">(4e)</text:span><text:span text:style-name="T14">, </text:span><text:span text:style-name="T11">Tata McGraw Hill Publications,2011.</text:span></text:p>
              </text:list-item>
              <text:list-item>
                <text:p text:style-name="P74"><text:span text:style-name="T11">Neil Matthew &amp; Richard Stones, B</text:span><text:span text:style-name="T14">eginning Linux Programming</text:span><text:span text:style-name="T11">, (4e),Wrox Publication, 2008. </text:span></text:p>
              </text:list-item>
              <text:list-item>
                <text:p text:style-name="P74"><text:span text:style-name="T16">Eric Foster Johnson, John C Welch, Micah Anderson, </text:span><text:span text:style-name="T15">Beginning Shell Scripting</text:span><text:span text:style-name="T16">, Wrox publication, 2005.</text:span><text:bookmark-end text:name="_Hlk505266718"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Kannada1" svg:font-family="'Lohit Kannada'"/>
    <style:font-face style:name="Times New Roman" svg:font-family="'Times New Roman'" style:font-family-generic="swiss"/>
    <style:font-face style:name="Verdana" svg:font-family="Verdana" style:font-family-generic="swiss"/>
    <style:font-face style:name="Courier New" svg:font-family="'Courier New'" style:font-adornments="Regular" style:font-pitch="fixed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IN" style:letter-kerning="true" style:font-name-asian="Noto Serif CJK SC" style:font-size-asian="10.5pt" style:language-asian="zh" style:country-asian="CN" style:font-name-complex="Lohit Kannada" style:font-size-complex="12pt" style:language-complex="kn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IN" style:letter-kerning="true" style:font-name-asian="Noto Serif CJK SC" style:font-size-asian="10.5pt" style:language-asian="zh" style:country-asian="CN" style:font-name-complex="Lohit Kannada" style:font-size-complex="12pt" style:language-complex="kn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Kannada" style:font-family-complex="'Lohit Kannad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Kannada1" style:font-family-complex="'Lohit Kannad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Kannada1" style:font-family-complex="'Lohit Kannad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Kannada1" style:font-family-complex="'Lohit Kannada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swiss" style:font-name-asian="Noto Serif CJK SC" style:font-family-asian="'Noto Serif CJK SC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Reference_20_Text" style:display-name="Reference Text" style:family="paragraph" style:parent-style-name="Standard" style:default-outline-level="">
      <style:paragraph-properties fo:margin-top="0.106cm" fo:margin-bottom="0cm" loext:contextual-spacing="false" fo:line-height="115%" fo:text-align="justify" style:justify-single-word="false">
        <style:tab-stops>
          <style:tab-stop style:position="0.501cm"/>
        </style:tab-stops>
      </style:paragraph-properties>
      <style:text-properties style:font-name="Times New Roman" fo:font-family="'Times New Roman'" style:font-family-generic="swiss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Times New Roman" fo:font-family="'Times New Roman'" style:font-family-generic="swiss" fo:font-size="12pt" fo:font-weight="bold" style:font-weight-asian="normal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380" style:display-name="ListLabel 380" style:family="text">
      <style:text-properties fo:font-size="12pt" fo:font-weight="bold" style:font-weight-asian="normal"/>
    </style:style>
    <style:style style:name="ListLabel_20_381" style:display-name="ListLabel 381" style:family="text">
      <style:text-properties fo:font-size="12pt" fo:font-weight="normal" style:font-weight-asian="normal"/>
    </style:style>
    <style:style style:name="ListLabel_20_358" style:display-name="ListLabel 358" style:family="text">
      <style:text-properties fo:font-size="12pt" fo:font-weight="bold" style:font-weight-asian="normal"/>
    </style:style>
    <style:style style:name="ListLabel_20_359" style:display-name="ListLabel 359" style:family="text">
      <style:text-properties fo:font-size="12pt" fo:font-weight="normal" style:font-weight-asian="normal"/>
    </style:style>
    <style:style style:name="ListLabel_20_360" style:display-name="ListLabel 36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431" style:display-name="ListLabel 431" style:family="text"/>
    <style:style style:name="ListLabel_20_238" style:display-name="ListLabel 238" style:family="text">
      <style:text-properties style:font-name-complex="Courier New1" style:font-family-complex="'Courier New'" style:font-family-generic-complex="system" style:font-pitch-complex="variable"/>
    </style:style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>
      <style:text-properties fo:font-size="12pt" fo:font-weight="normal" style:font-weight-asian="normal"/>
    </style:style>
    <style:style style:name="ListLabel_20_237" style:display-name="ListLabel 237" style:family="text">
      <style:text-properties style:font-name="Times New Roman" fo:font-family="'Times New Roman'" style:font-family-generic="swiss" fo:font-size="12pt" fo:font-weight="bold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0">
      <text:list-level-style-number text:level="1" text:style-name="ListLabel_20_38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number text:level="1" text:style-name="ListLabel_20_38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6">
      <text:list-level-style-number text:level="1" text:style-name="ListLabel_20_358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number text:level="1" text:style-name="ListLabel_20_35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8">
      <text:list-level-style-number text:level="1" text:style-name="ListLabel_20_36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number text:level="1" text:style-name="ListLabel_20_24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0">
      <text:list-level-style-number text:level="1" text:style-name="ListLabel_20_2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ಮನಮೋಹನ ಕೃಷ್ಣ</meta:initial-creator>
    <meta:creation-date>2020-07-13T15:42:39.686427520</meta:creation-date>
    <dc:date>2020-12-13T17:01:22.401221062</dc:date>
    <meta:editing-duration>PT5H39M16S</meta:editing-duration>
    <meta:editing-cycles>4</meta:editing-cycles>
    <meta:generator>LibreOffice/6.4.7.2$Linux_X86_64 LibreOffice_project/40$Build-2</meta:generator>
    <meta:document-statistic meta:table-count="3" meta:image-count="0" meta:object-count="0" meta:page-count="7" meta:paragraph-count="211" meta:word-count="1499" meta:character-count="10281" meta:non-whitespace-character-count="8911"/>
  </office:meta>
</office:document-meta>
</file>